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line-height-at-least="0.2500in"/>
      <style:text-properties style:font-name="Verdana" fo:font-size="11.0pt" fo:color="#000000" fo:background-color="#ffffec"/>
    </style:style>
    <style:style style:name="P6" style:family="paragraph" style:parent-style-name="Standard">
      <style:paragraph-properties fo:margin-bottom="0.1528in" style:line-height-at-least="0.2500in"/>
      <style:text-properties style:font-name="PingFang TC" fo:font-size="11.0pt" fo:color="#000000" fo:background-color="#ffffec"/>
    </style:style>
    <style:style style:name="P7" style:family="paragraph" style:parent-style-name="Standard">
      <style:paragraph-properties style:line-height-at-least="0.2361in"/>
      <style:text-properties style:font-name="PingFang TC" fo:font-size="12.0pt" fo:color="#000000"/>
    </style:style>
    <style:style style:name="P8" style:family="paragraph" style:parent-style-name="Standard">
      <style:paragraph-properties style:line-height-at-least="0.2361in"/>
      <style:text-properties style:font-name="PingFang TC" fo:font-size="12.0pt" fo:color="#000000" fo:background-color="#e0e0e0"/>
    </style:style>
    <style:style style:name="P9" style:family="paragraph" style:parent-style-name="Standard">
      <style:paragraph-properties fo:margin-bottom="0.1528in" style:line-height-at-least="0.2500in"/>
      <style:text-properties style:font-name="Verdana" fo:font-size="11.0pt" fo:color="#000000" fo:background-color="#ffffec"/>
    </style:style>
    <style:style style:name="P10" style:family="paragraph" style:parent-style-name="Standard">
      <style:paragraph-properties style:line-height-at-least="0.2500in"/>
      <style:text-properties style:font-name="PingFang TC" fo:font-size="11.0pt" fo:color="#000000" fo:background-color="#ffffec"/>
    </style:style>
    <style:style style:name="T1" style:family="text">
      <style:text-properties fo:letter-spacing="0.0000in" fo:color="#032726"/>
    </style:style>
    <style:style style:name="T2" style:family="text">
      <style:text-properties fo:letter-spacing="0.0000in"/>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style:font-name="Verdana" fo:letter-spacing="0.0000in"/>
    </style:style>
    <style:style style:name="T6"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a xlink:type="simple" xlink:href="http://palinfo.habago.org/mt-comments.cgi?__mode=red&amp;id=560"><text:span text:style-name="T1">wendelin</text:span></text:a><text:span text:style-name="T2"> | 2005.06.29 08:43 | </text:span><text:span text:style-name="T1">#</text:span></text:p>
      <text:p text:style-name="P2"><text:span text:style-name="T2">這是Tom Hurndall的網站 http://www.tomhurndall.co.uk/</text:span></text:p>
      <text:p text:style-name="P1"><text:span text:style-name="T2">陳真 | 2005.06.29 00:31 | </text:span><text:span text:style-name="T1">#</text:span></text:p>
      <text:p text:style-name="P3"><text:span text:style-name="T2">Lobby of Parliament to call for an end to Israel’s WMD</text:span></text:p>
      <text:p text:style-name="P3"><text:span text:style-name="T2">Lobby of Parliament – 2-7pm on the 13th July 2005</text:span></text:p>
      <text:p text:style-name="P3"><text:span text:style-name="T2">Public meeting - Committee Room 9 from 4-6 pm on the 13th July 2005</text:span></text:p>
      <text:p text:style-name="P3"><text:span text:style-name="T2">A national lobby of Parliament has been called for the 13th July 2005 from 2-7pm. The central message of the lobby is that Israel’s weapons of mass destruction have been tolerated for far too long. The hypocrisy governing attitudes to Israel’s possession of WMD must end, and real steps must be taken to ensure Israel complies with international treaties and UN resolutions. Speakers at a public meeting in Parliament on the afternoon of the lobby include Bruce Kent, Frank Barnaby, Mandy Turner, Mahmoud Hawari, Jeremy Corbyn MP, Glen Rangwala, Kate Hudson, Chair of the Campaign for Nuclear Disarmament and Betty Hunter, General Secretary of the Palestine Solidarity Campaign</text:span></text:p>
      <text:p text:style-name="P4"><text:span text:style-name="T2"/></text:p>
      <text:p text:style-name="P3"><text:span text:style-name="T2">Israel has hundreds of nuclear weapons as well as many other weapons of mass destruction. New delivery systems with ranges of over 4,800 km can threaten numerous countries, causing regional instability, and even greater ranges are planned. Israel ignores UN resolutions calling for a nuclear weapons free Middle East, and refuses to sign up to international treaties banning or controlling WMD. It will not acknowledge publicly that it has nuclear weapons and has not signed up to the Nuclear Non-Proliferation Treaty. Israel now has a partnership agreement with NATO. The European Arms Trade is providing submarines and aircraft which could be used for delivery of WMD. This trade is also involved in oppressing the Palestinians and undermining their resistance to occupation.</text:span></text:p>
      <text:p text:style-name="P3"><text:span text:style-name="T2">Kate Hudson, Chair of the Campaign for Nuclear Disarmament, said,</text:span></text:p>
      <text:p text:style-name="P3"><text:span text:style-name="T2">“Israel’s weapons of mass destruction have been tolerated for far too long. The hypocrisy governing attitudes to Israel’s actions must end and real steps must be taken to ensure Israel complies with UN resolutions calling for a nuclear weapons free Middle East. This would contribute hugely to the possibility of peace in the Middle East. The US talks of the dangers of nuclear proliferation. The UK is also quick to join the US in condemning ‘rogue states’ for their possible nuclear ambition, in the case of Iraq, to go to war on the premise of non-existent WMD. Yet for the past 40 years the nuclear weapon states have been complicit in the ‘nuclear ambiguity’ of Israel. Israel is thought to have between 100-400 nuclear weapons. The country is also recognised as having a production capability for chemical and even biological weapons.”</text:span></text:p>
      <text:p text:style-name="P3"><text:span text:style-name="T2">Betty Hunter, General Secretary of Palestine Solidarity Campaign said,</text:span></text:p>
      <text:p text:style-name="P3"><text:span text:style-name="T2">“The recklessly partisan approach of our government which allows Israel to act with impunity on the acquisition and development of nuclear weapons as well as on its other breaches of international law must be challenged. We urge people from all walks of life to join us in our lobby, to impress upon the British government that we demand effective action to curb nuclear proliferation and bring peace to the Middle East.”</text:span></text:p>
      <text:p text:style-name="P3"><text:span text:style-name="T2">The lobby is jointly organised by the Campaign for Nuclear Disarmament（http://www.cnduk.org/）and the Palestine Solidarity Campaign（http://www.palestinecampaign.org/）and is supported by Al-Awda, Bertrand Russell Peace Foundation, Campaign Against Arms Trade, Campaign to Free Vanunu and for a Nuclear Free Middle East, Friends of Sabeel, Labour Action for Peace, Pax Christi, Stop the War Coalition, World Court Project. (end)</text:span></text:p>
      <text:p text:style-name="P3"><text:span text:style-name="T2">Notes to Editor:</text:span><text:span text:style-name="T3"><text:line-break/></text:span></text:p>
      <text:p text:style-name="P3"><text:span text:style-name="T2">1. For further information and interviews with people taking part in the lobby and speakers please contact Ruth Tanner CND's Press &amp; Communications Officer on 0207 7002350 or 07968 420859</text:span></text:p>
      <text:p text:style-name="P3"><text:span text:style-name="T2">2. A press conference has been called for the morning of the lobby. 10:30am Room C, 1 Parliament Street nr tube Westminster</text:span></text:p>
      <text:p text:style-name="P3"><text:span text:style-name="T2">3. For further information on the lobby and its demands - http://www.cnduk.org/pages/campaign/isrl.html</text:span></text:p>
      <text:p text:style-name="P3"><text:span text:style-name="T2">4. This lobby demands that: -</text:span></text:p>
      <text:p text:style-name="P3"><text:span text:style-name="T2">The UN inspects facilities in Israel for Weapons of Mass Destruction [WMD] and puts in place verification and monitoring.</text:span></text:p>
      <text:p text:style-name="P3"><text:span text:style-name="T2">- The British government and the EU work for Israeli compliance with, and ratification of, the NPT, CWC, BTWC and FMCT treaties.</text:span></text:p>
      <text:p text:style-name="P3"><text:span text:style-name="T2">- A WMD- free zone in the Middle East, including Israel, is UK Policy.</text:span></text:p>
      <text:p text:style-name="P3"><text:span text:style-name="T2">- Israel’s Star Wars is not supported by the UK government and the EU.</text:span></text:p>
      <text:p text:style-name="P3"><text:span text:style-name="T2">- An embargo is imposed on the sale of all UK and EU relevant military equipment to, and from, Israel, breaking off all military contacts.</text:span></text:p>
      <text:p text:style-name="P3"><text:span text:style-name="T2">- The United Kingdom asks the EU to insist that Israel complies with its obligations under international law.</text:span></text:p>
      <text:p text:style-name="P3"><text:span text:style-name="T2">- Full Freedom for Mordechai Vanunu</text:span></text:p>
      <text:p text:style-name="P3"><text:span text:style-name="T2">5. Public meeting in Parliament in Committee room 9 on July 13th 4-6 pm. Speakers include: Bruce Kent, Frank Barnaby, Mandy Turner, Mahmoud Hawari, Jeremy Corbyn M.P and Glen Rangwala, Chairs: Betty Hunter and Kate Hudson</text:span></text:p>
      <text:p text:style-name="P3"><text:span text:style-name="T2">6. The lobby is jointly organised by the Campaign for Nuclear Disarmament www.cnduk.org and the Palestine Solidarity Campaign www.palestinecampaign.org And is supported by the following organisations: Al-Awda, Bertrand Russell Peace Foundation, Campaign Against Arms Trade, Campaign to Free Vanunu and for a Nuclear Free Middle East, Friends of Sabeel, Labour Action for Peace, Pax Christi, Stop the War Coalition, World Court Project.</text:span></text:p>
      <text:p text:style-name="P3"><text:span text:style-name="T2">7. The Campaign for Nuclear Disarmament (CND) is one of Europe’s biggest single-issue peace campaigns, with over 32,000 members in the UK. CND campaigns for the abolition of all nuclear weapons everywhere（http://www.cnduk.org/）</text:span></text:p>
      <text:p text:style-name="P3"><text:span text:style-name="T2">Ruth Tanner</text:span></text:p>
      <text:p text:style-name="P3"><text:span text:style-name="T2">Press and Communications Officer</text:span></text:p>
      <text:p text:style-name="P3"><text:span text:style-name="T2">CND - Campaign for Nuclear Disarmament</text:span><text:span text:style-name="T3"><text:line-break/></text:span><text:span text:style-name="T2">direct line 020 7700 2350</text:span><text:span text:style-name="T3"><text:line-break/></text:span><text:span text:style-name="T2">switchboard 020 7700 2393</text:span><text:span text:style-name="T3"><text:line-break/></text:span><text:span text:style-name="T2">mobile 07968 420859</text:span><text:span text:style-name="T3"><text:line-break/></text:span><text:span text:style-name="T2">fax 020 7700 2357</text:span><text:span text:style-name="T3"><text:line-break/></text:span><text:span text:style-name="T2">e-mail pressoffice@cnduk.org</text:span><text:span text:style-name="T3"><text:line-break/></text:span><text:span text:style-name="T2">web www.cnduk.org</text:span></text:p>
      <text:p text:style-name="P3"><text:span text:style-name="T2">The Campaign for Nuclear Disarmament (CND) is one of Europe’s biggest single-issue peace campaigns, with over 32,000 members in the UK. CND campaigns for the abolition of all nuclear weapons everywhere.</text:span></text:p>
      <text:p text:style-name="P1"><text:span text:style-name="T2">陳真 | 2005.06.28 23:34 | </text:span><text:span text:style-name="T1">#</text:span></text:p>
      <text:p text:style-name="P2"><text:span text:style-name="T2">今天媒體廣泛報導了湯姆的案件宣判,我做了個簡單的轉述,貼在首頁.</text:span></text:p>
      <text:p text:style-name="P1"><text:span text:style-name="T2">陳真 | 2005.06.28 22:51 | </text:span><text:span text:style-name="T1">#</text:span></text:p>
      <text:p text:style-name="P3"><text:span text:style-name="T2">British Family Not Satisfied with Israeli Court’s Verdict</text:span></text:p>
      <text:p text:style-name="P3"><text:span text:style-name="T2">Hurndall: Convicted Israeli Soldier ‘Scapegoat’ of Higher up Chain of Command</text:span></text:p>
      <text:p text:style-name="P3"><text:span text:style-name="T2">28/06/2005</text:span></text:p>
      <text:p text:style-name="P3"><text:span text:style-name="T2">Palestine Media Center – PMC</text:span></text:p>
      <text:p text:style-name="P3"><text:span text:style-name="T2">A verdict by an Israeli military court on Monday convicting a “sniper” of the Israeli Occupation Forces (IOF) of manslaughter of British peace activist Tom Hurndall failed to satisfy the Hurndall family, who complained that the soldier was a “scapegoat” and had been “laid at the sacrificial altar of Israeli policy.”</text:span></text:p>
      <text:p text:style-name="P3"><text:span text:style-name="T2">Israeli Sergeant Taysir Wahid was convicted by a military court on Monday of the manslaughter of Tom Hurndall two years after he was shot in head “to teach him a lesson” while trying to pull two Palestinian children out of danger in the occupied Gaza Strip.</text:span></text:p>
      <text:p text:style-name="P3"><text:span text:style-name="T2">A sentencing hearing is to be held on July 5 for Taysir, a Bedouin scout who can neither read nor write Hebrew. He faces up to 20 years in prison when sentenced in August.</text:span></text:p>
      <text:p text:style-name="P3"><text:span text:style-name="T2">Shortly before the verdict, Taysir said that he had been singled out because he is an Arab Israeli.</text:span></text:p>
      <text:p text:style-name="P3"><text:span text:style-name="T2">“I did what I was ordered to do and I’m only here because I’m a Bedouin,” he told The Times. “If I were Israeli (Jew), for sure I wouldn’t be sitting here in custody.”</text:span></text:p>
      <text:p text:style-name="P3"><text:span text:style-name="T2">A two-year campaign for justice by Tom’s British family bore fruit Monday when the Israeli army sniper was convicted by a military court of the manslaughter of the 21-year-old photography student, in 2003.</text:span></text:p>
      <text:p text:style-name="P3"><text:span text:style-name="T2">However, the verdict failed to satisfy the Hurndall family.</text:span></text:p>
      <text:p text:style-name="P3"><text:span text:style-name="T2">Vindicating Taysir’s statement, Hurndall the father, himself a lawyer, said: “The finding of manslaughter against this particular soldier is obviously very important but it is only part of the culture that we are concerned with, the culture of impunity, the lack of accountability, the freedom with which (Israeli) soldiers feel they can shoot civilians in this area, and our son was unfortunately a victim of that policy,” the Daily Telegraph quoted him as saying.</text:span></text:p>
      <text:p text:style-name="P3"><text:span text:style-name="T2">Furious that his younger son, Billy, was detained at Israel’s Ben Gurion Airport as he flew into Israel for the hearing, Hurndall said: “We think this goes much higher up the chain of command than this soldier.”</text:span></text:p>
      <text:p text:style-name="P3"><text:span text:style-name="T2">Israeli Military Justice System Clumsy, Inefficient</text:span></text:p>
      <text:p text:style-name="P3"><text:span text:style-name="T2">Hurndall added that he was lucky with his resources and influence that enabled him to bring his son’s case to court, a luxury unaffordable to the families of hundreds of Palestinians killed by Israeli soldiers in recent years, he said after the verdict.</text:span></text:p>
      <text:p text:style-name="P3"><text:span text:style-name="T2">“We are concerned that there is a policy which seems to be prevalent in Gaza among the Israeli soldiers and army that they feel able to shoot civilians really without any accountability whatsoever.</text:span></text:p>
      <text:p text:style-name="P3"><text:span text:style-name="T2">“So there are two issues here: one, the apparent tacit policy that seems to be in place that the Palestinian civilians are fair game; and that there is no accountability,” he said.</text:span></text:p>
      <text:p text:style-name="P3"><text:span text:style-name="T2">From the start he had found the Israeli military justice system clumsy and inefficient. For months it refused to accept there was a case to answer. Much of the dishonesty was contained in the first Israeli army report that cleared its soldiers of wrongdoing, he indicated.</text:span></text:p>
      <text:p text:style-name="P3"><text:span text:style-name="T2">“I think he (Taysir) is a scapegoat, a pawn in the larger system, who was laid at the sacrificial altar of Israeli policy,” said Hurndall, who accused Israel of having a policy that made it “fair game” to shoot non-combatants - a charge repeatedly denied by the Israelis.</text:span></text:p>
      <text:p text:style-name="P3"><text:span text:style-name="T2">“What this case brings out is a culture of lack of accountability within the Israeli army, and the freedom with which soldiers feel they can shoot civilians in the field. Our son was unfortunately a victim of that policy,” he said.</text:span></text:p>
      <text:p text:style-name="P3"><text:span text:style-name="T2">Sophie Hurndall: Systematic Process of Israeli Cover up</text:span></text:p>
      <text:p text:style-name="P3"><text:span text:style-name="T2">The IOF originally said it had “no case to answer” over the killing, but the tenacity of an English family - Hurndall's mother Jocelyn, a north London teacher, his father Anthony, a solicitor, and siblings Sophie and Billy - succeeded in proving that the original report was a tissue of lies, The Daily Telegraph reported Tuesday.</text:span></text:p>
      <text:p text:style-name="P3"><text:span text:style-name="T2">Hurndall's sister, Sophie Hurndall, praised the verdict but said the Israeli army must change its practices.</text:span></text:p>
      <text:p text:style-name="P3"><text:span text:style-name="T2">“This kind of thing needs to stop happening. Until that has changed ... we won't really have won,” she told Sky News TV.</text:span></text:p>
      <text:p text:style-name="P3"><text:span text:style-name="T2">She said the Hurndall family had little contact with Israeli authorities during the trial and claimed there had been a “systematic process” of covering up the shooting.</text:span></text:p>
      <text:p text:style-name="P3"><text:span text:style-name="T2">“This soldier was directly responsible for shooting my brother, and not only for his death, but to the point where he was in a coma for a year,” she said. “Tom was rescuing a child - and for me that kind of action was the most despicable action you could carry out,” the sister added.</text:span></text:p>
      <text:p text:style-name="P3"><text:span text:style-name="T2">Mrs. Hurndall had to give up her job to focus full-time on the case.</text:span></text:p>
      <text:p text:style-name="P3"><text:span text:style-name="T2">“When something like this happens it takes over your life completely,” she said. “The pressure of holding down a job was too much.”</text:span></text:p>
      <text:p text:style-name="P3"><text:span text:style-name="T2">Taysir Best Sniper but Bad Liar</text:span></text:p>
      <text:p text:style-name="P3"><text:span text:style-name="T2">Palestinian medics and witnesses said Hurndall was wearing a fluorescent jacket with International Solidarity Movement (ISM) initials on it and trying to pull two Palestinian children out of danger when shots were fired from a nearby IOF watchtower in April 2003.</text:span></text:p>
      <text:p text:style-name="P3"><text:span text:style-name="T2">Taysir shot Tom in the head with a sniper rifle. Hurndall suffered horrific injuries but was still alive when he arrived in hospital. Later he was flown back to Britain for further treatment, although he was found to be in a permanent vegetative state, dying of pneumonia in January 2004, aged 22.</text:span></text:p>
      <text:p text:style-name="P3"><text:span text:style-name="T2">Taysir, the best sniper in his IOF regiment, according to his commanding officer, was manning a pillbox with the call sign Star Two when he saw Tom Hurndall among a group of refugees. He shot at the Briton to “teach him a lesson,” the proceedings made it known.</text:span></text:p>
      <text:p text:style-name="P3"><text:span text:style-name="T2">In his 75-page ruling, Israeli Col Nir Aviram, the chairman of the three-man court martial panel, found that Taysir lied repeatedly about events in the Rafah refugee camp on April 11, 2003.</text:span></text:p>
      <text:p text:style-name="P3"><text:span text:style-name="T2">Another IOF soldier, Ahmad Atawna, already was sentenced to jail for lying to protect Taysir.</text:span></text:p>
      <text:p text:style-name="P3"><text:span text:style-name="T2">The military court found that Taysir shot Hurndall with a sniper rifle using a telescopic sight. It said there was no basis for the claim of malpractice and added that Taysir gave a “confused and even pathetic” version of events to the court.</text:span></text:p>
      <text:p text:style-name="P3"><text:span text:style-name="T2">Taysir also was convicted of obstruction of justice, one count of submitting false testimony, obtaining false testimony and unbecoming behavior. He faces up to 20 years in prison when sentenced in August.</text:span></text:p>
      <text:p text:style-name="P3"><text:span text:style-name="T2">B'Tselem: Taysir’s Conviction ‘the Exception that Proves the Rule’</text:span></text:p>
      <text:p text:style-name="P3"><text:span text:style-name="T2">The case focused attention on an issue that has been a source of fierce debate in recent years. Human rights groups and Palestinians say the Israeli military has killed many unarmed Palestinians, and a number of foreigners, and that shootings are rarely investigated. Israel says it does not target civilians, and that it conducts inquiries in cases where soldiers are suspected of wrongdoing.</text:span></text:p>
      <text:p text:style-name="P3"><text:span text:style-name="T2">The Israeli human rights group B'Tselem says that according to its count, 1,722 Palestinians who were not taking part in the fighting have been killed since September 2000. That figure accounts for about half of all Palestinian deaths.</text:span></text:p>
      <text:p text:style-name="P3"><text:span text:style-name="T2">B'Tselem said that Taysir’s conviction over the Hurndall killing was “the exception that proves the rule,” saying that prosecutors avoided opening military police investigations in all but exceptional cases.</text:span></text:p>
      <text:p text:style-name="P3"><text:span text:style-name="T2">“The judge advocate general's policy not to open military police investigations into the killing of civilians sends IDF (Israel Defence Forces) commanders and soldiers the message that it is unlikely they will be held accountable for harming civilians,” B'Tselem said in a statement Monday.</text:span></text:p>
      <text:p text:style-name="P3"><text:span text:style-name="T2">Similarly a report last week by the Human Rights Watch (HRW) said that “the (Israeli) government's failure to investigate the deaths of innocent civilians has created an atmosphere that encourages soldiers to think they can literally get away with murder.”</text:span></text:p>
      <text:p text:style-name="P3"><text:span text:style-name="T2">HRW said the IOF investigated fewer than 5 per cent of the killings of Palestinian civilians since the start of the Intifada (uprising) in 2000.</text:span></text:p>
      <text:p text:style-name="P3"><text:span text:style-name="T2">Two other British citizens have been killed by the IOF. Cameraman James Miller was shot and killed in Rafah on May 2003 while filming a documentary about the impact of violence on children.</text:span></text:p>
      <text:p text:style-name="P3"><text:span text:style-name="T2">An IOF investigation into the death of 23-year-old US national and ISM activist Rachel Corrie concluded that her being crushed to death by an Israeli bulldozer in Rafah in March 2003 had been an accident.</text:span></text:p>
      <text:p text:style-name="P3"><text:span text:style-name="T2">Also, IOF soldiers shot and killed UN aid worker Lain Hook in November 2002 during a gun battle with armed Palestinians in the Jenin refugee camp in northern West Bank.</text:span></text:p>
      <text:p text:style-name="P3"><text:span text:style-name="T2">A British pacifist and three Palestinians were shot and wounded by IOF who attacked a peace protest demonstration against the Apartheid Wall in the southern West Bank village of Yatta village, near Hebron on Monday.</text:span></text:p>
      <text:p text:style-name="P4"><text:span text:style-name="T2"/></text:p>
      <text:p text:style-name="P1"><text:span text:style-name="T2">陳真 | 2005.06.28 12:19 | </text:span><text:span text:style-name="T1">#</text:span></text:p>
      <text:p text:style-name="P2"><text:span text:style-name="T2">這報導指的就是湯姆亨道爾</text:span></text:p>
      <text:p text:style-name="P2"><text:span text:style-name="T2">陳真</text:span><text:span text:style-name="T3"><text:line-break/></text:span><text:span text:style-name="T2">==============</text:span><text:span text:style-name="T3"><text:line-break/></text:span><text:span text:style-name="T2">以法庭裁定射殺一英公民的士兵有罪</text:span></text:p>
      <text:p text:style-name="P2"><text:span text:style-name="T2">BBC 中文網 2005年06月27日</text:span><text:span text:style-name="T3"><text:line-break/><text:line-break/></text:span><text:span text:style-name="T2">http://news.bbc.co.uk/chinese/trad/hi/newsid_4620000/newsid_4627600/4627629.stm</text:span><text:span text:style-name="T3"><text:line-break/><text:line-break/></text:span><text:span text:style-name="T2">湯姆﹒赫恩德爾在中槍九個月後去世（圖略）</text:span></text:p>
      <text:p text:style-name="P2"><text:span text:style-name="T2">BBC記者哈迪</text:span></text:p>
      <text:p text:style-name="P2"><text:span text:style-name="T2">以色列的一家軍事法庭裁定一名以色列士兵過失殺人有罪。以軍士兵瓦希德﹒泰西爾被控兩年前在加沙地帶射殺了一名英國公民湯姆﹒赫恩德爾。</text:span></text:p>
      <text:p text:style-name="P2"><text:span text:style-name="T2">被射殺的赫恩德爾是個支持巴勒斯坦權利的活動人士。</text:span></text:p>
      <text:p text:style-name="P2"><text:span text:style-name="T2">兩年前，他在加沙地帶進行調查工作的時候，被以色列士兵開槍射中了頭部。</text:span></text:p>
      <text:p text:style-name="P2"><text:span text:style-name="T2">湯姆﹒赫恩德爾被以軍士兵開槍打死的案件，一直困擾著以色列官方。21歲的赫恩德爾是個支持巴勒斯坦權利的活動人士。</text:span></text:p>
      <text:p text:style-name="P2"><text:span text:style-name="T2">2003年4月，赫恩德爾頭部中槍，腦部受到了無法治療的傷害，並在次年去世。</text:span></text:p>
      <text:p text:style-name="P2"><text:span text:style-name="T2">以色列軍方最初的調查所作的結論說，赫恩德爾是在巴以雙方的交火中中槍的。</text:span></text:p>
      <text:p text:style-name="P2"><text:span text:style-name="T2">軍事法庭受審</text:span></text:p>
      <text:p text:style-name="P2"><text:span text:style-name="T2">經過了幾個月的游說之後，赫恩德爾的家人才得以重開這個案件，並且將一名貝都因巡邏隊的士官瓦希德﹒泰西爾送上了軍事法庭受審。</text:span><text:span text:style-name="T3"><text:line-break/><text:line-break/></text:span><text:span text:style-name="T2">泰西爾在離開法庭時試圖襲擊記者 （圖略）</text:span></text:p>
      <text:p text:style-name="P2"><text:span text:style-name="T2">起初，這位士官宣稱他是向一名身穿巴勒斯坦某個派系制服、手持手槍的男子開槍射擊。</text:span></text:p>
      <text:p text:style-name="P2"><text:span text:style-name="T2">但是他後來卻又改口說，他是開槍警告一名沒有武裝的平民，結果無意中射中了這個平民。</text:span></text:p>
      <text:p text:style-name="P2"><text:span text:style-name="T2">毫無疑問，在衝突地區出現外國人，不論是記者、還是像赫恩德爾這樣的活動人士，都令以色列覺感到討厭。</text:span></text:p>
      <text:p text:style-name="P2"><text:span text:style-name="T2">但是，以色列也衡量了安全的重要和平民傷亡所造成的負面宣傳的影響。</text:span></text:p>
      <text:p text:style-name="P4"><text:span text:style-name="T2"><text:line-break/></text:span></text:p>
      <text:p text:style-name="P1"><text:span text:style-name="T2">陳真 | 2005.06.23 22:16 | </text:span><text:span text:style-name="T1">#</text:span></text:p>
      <text:p text:style-name="P3"><text:span text:style-name="T2">THE GRASSROOTS PALESTINIAN ANTI-APARTHEID WALL CAMPAIGN</text:span></text:p>
      <text:p text:style-name="P3"><text:span text:style-name="T2">CALL FOR GLOBAL ACTION</text:span></text:p>
      <text:p text:style-name="P3"><text:span text:style-name="T2">Call for Action</text:span><text:span text:style-name="T3"><text:line-break/></text:span><text:span text:style-name="T2">from the Anti-Apartheid Wall Campaign</text:span><text:span text:style-name="T3"><text:line-break/></text:span><text:span text:style-name="T2">June 23, 2005</text:span><text:span text:style-name="T3"><text:line-break/><text:line-break/></text:span><text:span text:style-name="T2">July 9 - Resistance To Go Global:</text:span></text:p>
      <text:p text:style-name="P3"><text:span text:style-name="T2">Call To End Occupation and Israeli Apartheid NOW!</text:span></text:p>
      <text:p text:style-name="P3"><text:span text:style-name="T2">Global Action ... Global Action ... Global Action ... Global Action</text:span></text:p>
      <text:p text:style-name="P3"><text:span text:style-name="T2">（http://rd.bcentral.com/?ID=2987336&amp;s=12055499）</text:span></text:p>
      <text:p text:style-name="P3"><text:span text:style-name="T2">July 9th looks set for a global day of action spanning the globe. Events across every continent, taking up the popular calls from Palestine, are being planned now.</text:span></text:p>
      <text:p text:style-name="P3"><text:span text:style-name="T2">The Call for comprehensive boycotts, sanctions and divestment of Apartheid Israel will be launched by the Palestinian people on July 9th with popular mobilization across every district.</text:span></text:p>
      <text:p text:style-name="P3"><text:span text:style-name="T2">Global solidarity with Palestinians struggling against Apartheid and Occupation is crucial. If you are involved in planning activities for July 9th, please contact us now（mailto:europe@stopthewall.org）to coordinate on mobilization and resources. Moreover, why not use the week of July 9 to arrange a presentation of the campaigns new publication（mailto:europe@stopthewall.org）!.</text:span></text:p>
      <text:p text:style-name="P3"><text:span text:style-name="T2">Please e-mail europe@stopthewall.org to get involved and keep checking the website （http://rd.bcentral.com/?ID=2987339&amp;s=12055499）for updates, latest news and new materials and resources.</text:span></text:p>
      <text:p text:style-name="P3"><text:span text:style-name="T2">Call For Action And Solidarity</text:span></text:p>
      <text:p text:style-name="P3"><text:span text:style-name="T2">On July 9th it will be one year since the International Court of Justice (ICJ) ruled the Apartheid Wall illegal and urged it be torn down, instructing the international community “not to render any aid or assistance in maintaining the situation created by it.”</text:span></text:p>
      <text:p text:style-name="P3"><text:span text:style-name="T2">Yet such a resounding verdict seems to have had no more impact than the hundreds of UN resolutions before it that have remained unfulfilled. On the first anniversary of the ICJ decision, we ask you to emphasize what this verdict - if it is to be of any help to the Palestinian struggle for justice - really needs to mean: No aid or assistance to Israel and its racist ghettoization project!</text:span></text:p>
      <text:p text:style-name="P3"><text:span text:style-name="T2">On the 9th of July, popular mobilization all over Palestine will escalate resistance against the Apartheid Wall! The Palestinian grassroots Anti-Apartheid Wall Campaign calls upon you to mark the ICJ anniversary:</text:span></text:p>
      <text:p text:style-name="P3"><text:span text:style-name="T2">Boycott Apartheid Israel!</text:span></text:p>
      <text:p text:style-name="P3"><text:span text:style-name="T2">Target your government!</text:span></text:p>
      <text:p text:style-name="P3"><text:span text:style-name="T2">Stop the World Bank and agencies funding Israeli iiApartheid!</text:span></text:p>
      <text:p text:style-name="P3"><text:span text:style-name="T2">Target the UN!</text:span></text:p>
      <text:p text:style-name="P3"><text:span text:style-name="T2">Israel must be pressured to respect international law!</text:span></text:p>
      <text:p text:style-name="P3"><text:span text:style-name="T2">Apartheid can never survive without international support. Build the movement for comprehensive boycotts, sanctions and divestment NOW! Against international support for the Apartheid Wall and for a FREE PALESTINE!</text:span></text:p>
      <text:p text:style-name="P3"><text:span text:style-name="T2">CLICK HERE TO READ THE 9th OF JULY CALL IN FULL</text:span></text:p>
      <text:p text:style-name="P3"><text:span text:style-name="T2">（http://rd.bcentral.com/?ID=2987336&amp;s=12055499）</text:span></text:p>
      <text:p text:style-name="P3"><text:span text:style-name="T2">Make July 9th Day of Action</text:span><text:span text:style-name="T3"><text:line-break/><text:line-break/></text:span><text:span text:style-name="T2">Call for Action - No to “sustainable” Apartheid! Tear down the Wall</text:span></text:p>
      <text:p text:style-name="P3"><text:span text:style-name="T2">（http://rd.bcentral.com/?ID=2987336&amp;s=12055499）!</text:span><text:span text:style-name="T3"><text:line-break/><text:line-break/></text:span><text:span text:style-name="T2">A week against international complicity with Israeli Apartheid</text:span></text:p>
      <text:p text:style-name="P3"><text:span text:style-name="T2">（http://rd.bcentral.com/?ID=2987336&amp;s=12055499）!</text:span></text:p>
      <text:p text:style-name="P3"><text:span text:style-name="T2">Present the Campaign’s latest publication（mailto:europe@stopthewall.org）!</text:span></text:p>
      <text:p text:style-name="P3"><text:span text:style-name="T2">As the Apartheid Wall continues to imprison the Palestinian people in ghettos and to steal and raze their land, the 9th of July will see massive popular resistance to the Apartheid Wall staged by the Campaign’s popular committees （http://stopthewall.org/enginefileuploads/content/jamalintro.pdf）across Palestine. Yet, the 9th of July is also a date that calls for global solidarity with the Palestinian struggle for Liberation and Justice and for pressure to implement the ICJ ruling and ending the Occupation.</text:span></text:p>
      <text:p text:style-name="P3"><text:span text:style-name="T2">We are calling on solidarity groups and organizations all over the world to Mobilize on July 9th:</text:span></text:p>
      <text:p text:style-name="P3"><text:span text:style-name="T2">The Apartheid Wall needs to be torn down now!</text:span></text:p>
      <text:p text:style-name="P3"><text:span text:style-name="T2">International support for Apartheid Israel needs to stop now!</text:span></text:p>
      <text:p text:style-name="P3"><text:span text:style-name="T2">The Campaign is marking the one year anniversary with the launch of a new report: Do-it-yourself Apartheid - Israel, the World Bank and the "development" of the Palestinian ghettos（http://stopthewall.org/enginefileuploads/content/jamalintro.pdf）. It highlights how the international community, and specifically the World Bank, has outlined a comprehensive strategy and action plan that maintains and develops the Israeli apartheid infrastructure. Such plans are now guiding the discourse and "development projects" of major donors and threaten the permanent expulsion of the Palestinian people from their lands</text:span></text:p>
      <text:p text:style-name="P3"><text:span text:style-name="T2">（http://stopthewall.org/enginefileuploads/content/jamalintro.pdf）.</text:span></text:p>
      <text:p text:style-name="P3"><text:span text:style-name="T2">It is crucial to initiate global action against the World Bank’s plans and international financial support for Israel’s project of apartheid and expulsion of the Palestinian people. Such a project has so far passed with minimal political or media attention. We are calling upon all solidarity groups （http://stopthewall.org/enginefileuploads/content/jamalintro.pdf）to organize presentations of the book in their own cities and countries. We are currently coordinating events for July 9th around the world based around the new publication and the call for the implementation of the ICJ decision to tear down the Wall.</text:span></text:p>
      <text:p text:style-name="P3"><text:span text:style-name="T2">To raise the profile of the 9th of July, and in solidarity with the mass mobilization throughout Palestine, we ask for your support to make activities across the globe a success. Let us know as soon as possible if you are to present the latest Campaign report in your city – we will send you further information and ensure the publication can be in your city in time for you to organize a successful event. Inform us about any event you are planning! It is the local actions that form the global movement to stop Israeli Apartheid!</text:span></text:p>
      <text:p text:style-name="P3"><text:span text:style-name="T2">CLICK HERE TO READ THE INTRODUCTION TO THE PUBLICATION</text:span></text:p>
      <text:p text:style-name="P3"><text:span text:style-name="T2">http://rd.bcentral.com/?ID=2987338&amp;s=12055499</text:span></text:p>
      <text:p text:style-name="P3"><text:span text:style-name="T2">Take To The Streets At The G8</text:span></text:p>
      <text:p text:style-name="P3"><text:span text:style-name="T2">Join the Palestinian grassroots Anti-Apartheid Wall Campaign at the G8.</text:span></text:p>
      <text:p text:style-name="P3"><text:span text:style-name="T2">The campaign, as part of "The Wall Must Fall" project will join the protests in the streets of Edinburgh （http://rd.bcentral.com/?ID=2987337&amp;s=12055499）at the forthcoming G8 summit, calling for an end to international support and complicity in Israeli Apartheid.</text:span></text:p>
      <text:p text:style-name="P3"><text:span text:style-name="T2">With the G8 coming just a few days before the one year anniversary of the ICJ decision to tear down the Wall, the campaign will call for a global anti-apartheid movement to target the Israeli Occupation and Apartheid project（http://rd.bcentral.com/?ID=2987337&amp;s=12055499）, together with the support it has from the G8 countries and their agencies such as the World Bank.</text:span></text:p>
      <text:p text:style-name="P3"><text:span text:style-name="T2">The Wall Must Fall Mass Meeting</text:span></text:p>
      <text:p text:style-name="P3"><text:span text:style-name="T2">Set to be one of the highlights of the G8 protests, The Wall Must Fall, together with Scottish PSC, PSC UK and War on Want are organizing a mass meeting on Monday 4th of July to launch the latest publication of the Anti-Apartheid Wall Campaign.</text:span></text:p>
      <text:p text:style-name="P3"><text:span text:style-name="T2">Representatives from the campaign, joined by renowned economists and activists Samir Amin （http://rd.bcentral.com/?ID=2987337&amp;s=12055499）and Walden Bello（http://rd.bcentral.com/?ID=2987337&amp;s=12055499）, will discuss the need to build an international anti-apartheid movement to provide effective means of isolating Israeli Apartheid through boycotts（http://rd.bcentral.com/?ID=2987337&amp;s=12055499）, sanctions and divestment. Join the Campaign at the G8 and support our call to:</text:span></text:p>
      <text:p text:style-name="P3"><text:span text:style-name="T2">Tear Down the Apartheid Wall!</text:span></text:p>
      <text:p text:style-name="P3"><text:span text:style-name="T2">http://rd.bcentral.com/?ID=2987337&amp;s=12055499</text:span></text:p>
      <text:p text:style-name="P3"><text:span text:style-name="T2">For Free Palestine!</text:span></text:p>
      <text:p text:style-name="P3"><text:span text:style-name="T2">http://rd.bcentral.com/?ID=2987337&amp;s=12055499</text:span></text:p>
      <text:p text:style-name="P3"><text:span text:style-name="T2">Isolate Apartheid Israel!</text:span></text:p>
      <text:p text:style-name="P3"><text:span text:style-name="T2">http://rd.bcentral.com/?ID=2987337&amp;s=12055499</text:span><text:span text:style-name="T3"><text:line-break/><text:line-break/></text:span><text:span text:style-name="T2">StopTheWall.org</text:span></text:p>
      <text:p text:style-name="P3"><text:span text:style-name="T2">http://rd.bcentral.com/?ID=2987335&amp;s=12055499</text:span></text:p>
      <text:p text:style-name="P3"><text:span text:style-name="T2">Visit the Anti-Apartheid Wall Campaign web site.</text:span><text:span text:style-name="T3"><text:line-break/><text:line-break/></text:span></text:p>
      <text:p text:style-name="P1"><text:span text:style-name="T2">陳真 | 2005.06.23 09:21 | </text:span><text:span text:style-name="T1">#</text:span></text:p>
      <text:p text:style-name="P2"><text:span text:style-name="T2">Say No to Israel’s Weapons of Mass Destruction</text:span></text:p>
      <text:p text:style-name="P2"><text:span text:style-name="T2">Join the lobby of Parliament on July 13th 2005 2-7pm</text:span></text:p>
      <text:p text:style-name="P2"><text:span text:style-name="T2">http://www.cnduk.org/pages/campaign/isrl.html</text:span></text:p>
      <text:p text:style-name="P2"><text:span text:style-name="T2">Why should you lobby?</text:span></text:p>
      <text:p text:style-name="P2"><text:span text:style-name="T2">Israel has hundreds of nuclear weapons as well as many other weapons of mass destruction. New delivery systems with ranges of over 4,800 km could threaten many countries, contributing to regional instability, and even greater ranges are planned. Israel ignores UN resolutions calling for a nuclear weapons-free Middle East, and refuses to sign up to international treaties banning or limiting WMD. It will not acknowledge publicly that it has nuclear weapons and has not signed up to the NPT.</text:span></text:p>
      <text:p text:style-name="P2"><text:span text:style-name="T2">Israel now has a partnership agreement with NATO. The European Arms Trade is providing submarines and aircraft which could be used for delivery of WMD.</text:span></text:p>
      <text:p text:style-name="P2"><text:span text:style-name="T2">The British Government, the EU, Mordechai Vanunu and YOU could persuade Israel to change.</text:span></text:p>
      <text:p text:style-name="P2"><text:span text:style-name="T2">For more information on the lobby go to -http://www.cnduk.org/pages/campaign/isrl.html</text:span></text:p>
      <text:p text:style-name="P2"><text:span text:style-name="T2">Ruth Tanner</text:span></text:p>
      <text:p text:style-name="P2"><text:span text:style-name="T2">Press and Communications Officer</text:span></text:p>
      <text:p text:style-name="P2"><text:span text:style-name="T2">CND - Campaign for Nuclear Disarmament</text:span></text:p>
      <text:p text:style-name="P2"><text:span text:style-name="T2">direct line 020 7700 2350</text:span><text:span text:style-name="T3"><text:line-break/></text:span><text:span text:style-name="T2">switchboard 020 7700 2393</text:span><text:span text:style-name="T3"><text:line-break/></text:span><text:span text:style-name="T2">mobile 07968 420859</text:span><text:span text:style-name="T3"><text:line-break/></text:span><text:span text:style-name="T2">fax 020 7700 2357</text:span><text:span text:style-name="T3"><text:line-break/></text:span><text:span text:style-name="T2">e-mail pressoffice@cnduk.org</text:span><text:span text:style-name="T3"><text:line-break/></text:span><text:span text:style-name="T2">web www.cnduk.org</text:span></text:p>
      <text:p text:style-name="P2"><text:span text:style-name="T2">The Campaign for Nuclear Disarmament (CND) is one of Europe’s biggest single-issue peace campaigns, with over 32,000 members in the UK. CND campaigns for the abolition of all nuclear weapons everywhere.</text:span></text:p>
      <text:p text:style-name="P1"><text:span text:style-name="T2">怡靜 | 2005.06.16 12:29 | </text:span><text:span text:style-name="T1">#</text:span></text:p>
      <text:p text:style-name="P5"><text:span text:style-name="T4">鑑慧</text:span><text:span text:style-name="T2"><text:s/>| 2005.06.16 00:40 | #</text:span></text:p>
      <text:p text:style-name="P6"><text:span text:style-name="T2">請問怡靜</text:span><text:span text:style-name="T5">, </text:span><text:span text:style-name="T2">那一個網站用許多網址的目的是什麼呢</text:span><text:span text:style-name="T5">?</text:span></text:p>
      <text:p text:style-name="P7"><text:span text:style-name="T2"/></text:p>
      <text:p text:style-name="P8"><text:span text:style-name="T2">呵呵！到底有什麼目的我也不知道，不過有些公司會把一些好記的網址通通註冊下來，使用者可以很輕易的記住該網址。另外就是把類似的網址一併註冊，萬一使用者不小心打錯某個字，還是會連到同一個網站（譬如網址多打一個S，或者有沒有the）。還有一種就是把結尾org,com,net...這類的也註冊下來，譬如ttv.com和ttv.net和ttv.org 有可能不是指向同一個網站，如果當初不是同一個網站的擁有者去註冊這三個，只註冊其中兩個，別人要註冊另一個，當然也可以。（以前就發生過，一個跟美國白宮white house的網址很相近的網址，其實是個色情網站）這時候另一個網站就跟其他兩個的是不同的站台了。另外還有一個情形時，有時候由某個網址連結過去有問題，這時候可以由另一個備用的網址連過去。</text:span></text:p>
      <text:p text:style-name="P1"><text:span text:style-name="T2">鑑慧 | 2005.06.16 00:40 | </text:span><text:span text:style-name="T1">#</text:span></text:p>
      <text:p text:style-name="P2"><text:span text:style-name="T2">請問怡靜, 那一個網站用許多網址的目的是什麼呢?</text:span></text:p>
      <text:p text:style-name="P1"><text:span text:style-name="T2">怡靜 | 2005.06.15 02:53 | </text:span><text:span text:style-name="T1">#</text:span></text:p>
      <text:p text:style-name="P5"><text:span text:style-name="T2">wendelin | 2005.06.14 23:22 | #</text:span></text:p>
      <text:p text:style-name="P9"><text:span text:style-name="T2">Soooooooory. Due to he contacted me via Flicker photos and I linked to Rafah reports from Flicker photos. My missing fault, sorry again.</text:span></text:p>
      <text:p text:style-name="P7"><text:span text:style-name="T2"/></text:p>
      <text:p text:style-name="P8"><text:span text:style-name="T2">都是同一個站啦！^_^ 不說你不知，一個網站可以有無數個不同的網址（也就是說我可以設定許多不同的網址，但通通指向同一個網站。使用者打任何一個網址，都會連到同一個網站）Mohammed的網站就有好幾個類似的網址，但通通都是連向同一個站的。</text:span></text:p>
      <text:p text:style-name="P1"><text:a xlink:type="simple" xlink:href="http://palinfo.habago.org/mt-comments.cgi?__mode=red&amp;id=525"><text:span text:style-name="T1">wendelin</text:span></text:a><text:span text:style-name="T2"> | 2005.06.14 23:22 | </text:span><text:span text:style-name="T1">#</text:span></text:p>
      <text:p text:style-name="P2"><text:span text:style-name="T2">Soooooooory. Due to he contacted me via Flicker photos and I linked to Rafah reports from Flicker photos. My missing fault, sorry again.</text:span></text:p>
      <text:p text:style-name="P1"><text:span text:style-name="T2">怡靜 | 2005.06.14 17:50 | </text:span><text:span text:style-name="T1">#</text:span></text:p>
      <text:p text:style-name="P3"><text:span text:style-name="T2">wendelin推薦的其中一個網站，巴勒網2003年開站時就收錄了喔(請見本站上方的"網站連結"中的Rafah Reports。各位朋友，請不要因為網站連結裡收錄的連結都是英文站台就不理他們，請加減連過去看一下。^^;;)！網址有點不同，不過是同一個站，當初是在ISM的newsletter看到的。他也有在MSN開了一個討論區。</text:span></text:p>
      <text:p text:style-name="P1"><text:a xlink:type="simple" xlink:href="http://palinfo.habago.org/mt-comments.cgi?__mode=red&amp;id=517"><text:span text:style-name="T1">wendelin</text:span></text:a><text:span text:style-name="T2"> | 2005.06.14 00:06 | </text:span><text:span text:style-name="T1">#</text:span></text:p>
      <text:p text:style-name="P2"><text:span text:style-name="T2">網址不見了</text:span><text:span text:style-name="T3"><text:line-break/></text:span><text:span text:style-name="T2">http://61.222.52.195/user/blogs/wendelin/archives/000149.html#more</text:span></text:p>
      <text:p text:style-name="P1"><text:span text:style-name="T2">wendelin | 2005.06.14 00:05 | </text:span><text:span text:style-name="T1">#</text:span></text:p>
      <text:p text:style-name="P3"><text:span text:style-name="T2">推薦你們兩個巴勒斯坦網站</text:span><text:span text:style-name="T3"><text:line-break/></text:span><text:span text:style-name="T2">請到這裡閱讀</text:span><text:span text:style-name="T3"><text:line-break/></text:span></text:p>
      <text:p text:style-name="P1"><text:span text:style-name="T2">陳真 | 2005.06.13 18:23 | </text:span><text:span text:style-name="T1">#</text:span></text:p>
      <text:p text:style-name="P2"><text:span text:style-name="T2">巴勒斯坦恢复執行死刑處罰</text:span></text:p>
      <text:p text:style-name="P2"><text:span text:style-name="T2">新唐人 ntdtv</text:span><text:span text:style-name="T3"><text:line-break/></text:span><text:span text:style-name="T2">http://ntdtv.com/xtr/big5/aReadArticle.jsp?id=29474</text:span></text:p>
      <text:p text:style-name="P2"><text:span text:style-name="T2">巴勒斯坦內政部的一名發言人說四名罪犯在加沙市法庭上認罪后，三人被吊死，一人被行刑隊用槍打死。在巴勒斯坦管轄地區，這次的死刑執行是2001年以來的首次。</text:span></text:p>
      <text:p text:style-name="P2"><text:span text:style-name="T2">發言人托費-考薩說：恢复執行死刑是為了恢复法律尊嚴。托費說："巴勒斯坦當局在打擊犯罪、維護社會治安方面有了新政策。"</text:span></text:p>
      <text:p text:style-name="P2"><text:span text:style-name="T2">一些人權組織也對此表示關注。不過現任總統阿巴斯正面臨來自巴勒斯坦內部的壓力要求在加沙地帶加強治安。</text:span></text:p>
      <text:p text:style-name="P2"><text:span text:style-name="T2">記者們說，恢复死刑將引起歐盟的反對。歐盟是巴勒斯坦權利机构的最大捐助者。</text:span></text:p>
      <text:p text:style-name="P1"><text:span text:style-name="T2">陳真 | 2005.06.10 14:16 | </text:span><text:span text:style-name="T1">#</text:span></text:p>
      <text:p text:style-name="P3"><text:span text:style-name="T2">剛來英國時, 看到一些女生穿得很暴露, 但她們有些很胖或年齡很大, 卻依然暴露, 在台灣, 這幾乎是不可能的事. 記得北上唸高中時, 開始天天搭公車, 每天在中華路南站下車, 路經當時最繁華的西門町, 經常看到一些女生穿短裙. 但有一次, 在公車上, 看到兩個金甌商職或稻江的我忘了, 她們互使眼色, 偷偷做出想吐的表情, 原來旁邊有個女生, 大約二十多歲, 穿了其實並不短的短裙, 這兩個女生為什麼覺得想吐, 因為她們覺得她的腿很粗.</text:span></text:p>
      <text:p text:style-name="P3"><text:span text:style-name="T2">那個女生下車後, 這兩個女學生就大膽說話了, 我聽到一句 “影響市容”.</text:span></text:p>
      <text:p text:style-name="P3"><text:span text:style-name="T2">後來類似的對話和場面, 更見過許多次. 人們走在後頭, 交頭接耳嘲弄走在前面某個人腿短胸小皮膚黑屁股大 “居然還不遮醜” 等等等.</text:span></text:p>
      <text:p text:style-name="P3"><text:span text:style-name="T2">在英國不會這樣, 你要怎麼穿是你家的事, 你的身材尺寸也是你家的事, 你得了什麼獎或發表什麼偉大著作, 也是你家的事. 他們許多女生喜歡化粧, 但沒有什麼競爭性在裏頭, 不會去嫌別人或嘲笑別人.</text:span></text:p>
      <text:p text:style-name="P3"><text:span text:style-name="T2">記得第一次走入醫院當實習醫師時 (我是在彰化基督教醫院), 天啊! 這是什麼世界?</text:span></text:p>
      <text:p text:style-name="P3"><text:span text:style-name="T2">之前是黨外人士, 學校幾乎都不去, 也很少很少很少上課, 一周上個兩堂課就很好了, 整個人不是打零工當家教, 就是活在黨外圈子裏, 談的全是救國救民的話題, 沒想到來到醫院, 跟 “正常人” 生活在一起後, 我才發現台灣社會原來是這副德性.</text:span></text:p>
      <text:p text:style-name="P3"><text:span text:style-name="T2">護士每天談的全是八卦, 同事間造謠說壞話的就不用說了, 那簡直比連續劇演的還誇張, 至於平常聊天話題, 也全是這一類, 其中身材和膚色長相等, 更是主要話題, 甚至連病人身材也是醫護人員話題之一.</text:span></text:p>
      <text:p text:style-name="P3"><text:span text:style-name="T2">你若插嘴兩句社會問題 (比方說人權), 幾乎所有人馬上會覺得你很怪很怪很怪, 是不是火星來的? 來自不同星球, 感覺就好像在跟外星人溝通一樣.</text:span></text:p>
      <text:p text:style-name="P3"><text:span text:style-name="T2">後來, 我在長庚工作, 擔任第一年住院醫師, 有一次, 在會議上站起來批評精神科為了醫院評鑑, 居然把一些 “比較吵” 的病人關在 “保護室”, 一直關到中午評鑑結束為止, 為的是製造一種好形象, 彷彿每個病人都在我們高明醫術的治療下, 獲得了不起的改善.</text:span></text:p>
      <text:p text:style-name="P3"><text:span text:style-name="T2">我站起來批評莫名其妙綁病人這件事, 結果引來許多反彈. 連當時最挺我的一個醫師都要我停止 “談政治”, “不要拿民進黨的想法來污染醫療”, 我說我從不談政治啊, 人權也不是什麼 “民進黨的想法” 啊. 但他們堅持只有民進黨才會講這些 “政治”, 有一位醫生甚至還說 “只有你們想推翻政府的人, 才會講這些什麼人權”, 大家的結論是: “人權與醫療無關”, “不要拿人權來污染醫療”.</text:span></text:p>
      <text:p text:style-name="P3"><text:span text:style-name="T2">一年後我就辭職了(但不是因為這些原因, 我跟同事們處得挺好, 離職只是因為不喜歡林口長庚當時那個外在環境), 跑到馬偕醫院, 但這樣一種奇怪的心態, 似乎到哪裡都一樣.</text:span></text:p>
      <text:p text:style-name="P3"><text:span text:style-name="T2">這些問題, 到現在其實還是一樣. 差別只是在於以前不能談 “政治”, 但現在政治不但可以談, 而且變成和身材美白之類的話題一樣, 成為八卦的一部份, 全是一種八卦的談法. 比方說連宋扁如何如何, 這個人或那個人有沒有這樣那樣, 之間當然夾雜許多愛台灣的口號和思維.</text:span></text:p>
      <text:p text:style-name="P3"><text:span text:style-name="T2">陳真 2005. 6. 10.</text:span></text:p>
      <text:p text:style-name="P3"><text:span text:style-name="T2">========</text:span><text:span text:style-name="T3"><text:line-break/></text:span><text:span text:style-name="T2">中央社 2005 / 06 / 09 (星期四)</text:span></text:p>
      <text:p text:style-name="P3"><text:span text:style-name="T2">台灣女性僅2%自認美麗 近四成想整型</text:span></text:p>
      <text:p text:style-name="P3"><text:span text:style-name="T2">（中央社記者楊淑閔台北九日電）根據家庭用品業者調查，台灣女性仰賴他人定義美麗與否比例高達七成三，僅有百分之二覺得自己美麗，近四成動過整型念頭。</text:span></text:p>
      <text:p text:style-name="P3"><text:span text:style-name="T2">家庭用品業者聯合利華公司Unilerer，今年五月在亞洲區，對台灣、泰國、韓國、日本、香港、中國、越南、菲律賓、馬來西亞、印尼、新加坡、印度等十二國，二千四百位十五到四十五歲女性，進行「美麗白皮書」市調，信心指數為百分之九十五，受訪者平均收入與社經地位為總人口數前百分之三十，台灣接受調查女性有二百名。</text:span></text:p>
      <text:p text:style-name="P3"><text:span text:style-name="T2">聯合利華公司協理劉家潾說，分析台灣與其他國家女性對美的看法發現，近四成台灣女性動過整型念頭，在亞洲十二國中僅次於韓國的五成三，卻高過香港的一成三、中國大陸的百分之九。台灣女性高達六成三的人覺得自己過胖，僅次於日本，竟沒有人覺得自己太瘦。</text:span></text:p>
      <text:p text:style-name="P3"><text:span text:style-name="T2">她指出，單看台灣女性得知，受訪者中仍有五成五認為做整型手術會失去真實自我，六成認為做整型手術會影響健康。九成一的人認為整體身材是影響美麗與否的重要因素，卻不到四成的人對自己整體身材感到滿意。</text:span></text:p>
      <text:p text:style-name="P3"><text:span text:style-name="T2">另有八成七女性認同臉部是影響整體美麗與否的重要因素，卻有四成三的女性對自己的臉部不滿意。相對於前述對整型手術的看法，仍有八成三女性覺得臉部保養品可讓自己更有吸引力，五成六女性使用保養品以美白產品為主。</text:span></text:p>
      <text:p text:style-name="P3"><text:span text:style-name="T2">她強調，高達八成台灣女性認為外表的美麗可以讓她生活過得更好，七成覺得自己的美麗要靠別人定義，卻只有百分之二覺得自己美麗，綜合調查顯示，台灣社會對美的定義應更多元化，美女不只有伸展台上的美女一種。40609</text:span><text:span text:style-name="T3"><text:line-break/></text:span></text:p>
      <text:p text:style-name="P1"><text:span text:style-name="T2">陳真 | 2005.06.10 13:18 | </text:span><text:span text:style-name="T1">#</text:span></text:p>
      <text:p text:style-name="P2"><text:span text:style-name="T2">多謝解惑. quote 的問題,我已妙手回春,酷吧?</text:span></text:p>
      <text:p text:style-name="P2"><text:span text:style-name="T2">不管立場如何,不管如何嚴密監控,資訊方面,大陸要比台灣進步太多太多. 在台灣,巴以新聞等於零. 事實上,不管國內或國外新聞,在台灣都不存在,這是一個沒有新聞只有八卦的地方.</text:span></text:p>
      <text:p text:style-name="P2"><text:span text:style-name="T2">過去這一年,回台灣三趟,待的時間挺長,有時住旅館,較有機會看電視,仍然覺得很可怕,那不是新聞,而是一種純粹無聊的八卦,每一段八卦之間有廣告,怕觀眾走掉,還會打上 "等一下告訴你更大條的新聞" 之類的字眼,這種報導態度,還真不可思議.</text:span></text:p>
      <text:p text:style-name="P2"><text:span text:style-name="T2">新聞理應是與大眾切身相關的一種重要資訊,但在台灣卻只是各種口舌娛樂之一.</text:span></text:p>
      <text:p text:style-name="P2"><text:span text:style-name="T2">前幾天,我所佩服的一位反美人士,同時也是鳳凰衛視 "網羅天下" 的主持人梁文道,他說他最近去台灣,發現台北這個所謂國際都市,居然沒有國際新聞(其實連國內新聞也沒有). 他說,電視新聞居然是在報導一個小朋友因為花草刺激而皮膚癢之類.</text:span></text:p>
      <text:p text:style-name="P2"><text:span text:style-name="T2">至於我自己看到的則是報導誰家廚房失火,天花板燒出一個洞,鏡頭還給它來個大特寫,末了加一句 "呼籲民眾小心". 天氣冷,甚至也訪問路人,問他們冷不冷.有人騎機車摔到水溝,馬上給他來個專訪,談談他摔車的心得. 有人家裏失火,記者更勇猛直闖急診室,給各位 "最新最快的報導",若能沾點血腥--&gt; 更好! 誰家有人死了,記者還會問你 "心裏難不難過"....什麼資訊都有,就是沒有新聞,至於國際新聞則幾乎全是奇人異事或花邊緋聞之類.</text:span></text:p>
      <text:p text:style-name="P2"><text:span text:style-name="T2">黨外時期,同志們常說資訊的重要,常罵媒體報導有誤,但最近幾年卻連 "報導" 也整個消失了,記者不見了,只剩一堆靠操弄無聊八卦為業的人.</text:span></text:p>
      <text:p text:style-name="P2"><text:span text:style-name="T2">很多人批評這樣一種怪象,但我懷疑它能改變--除非觀眾的品味改變,或將來請共產黨來強迫我們改變.</text:span></text:p>
      <text:p text:style-name="P2"><text:span text:style-name="T2">至少,我的親友中,絕大多數人的確很喜歡這樣一種八卦,三姑六婆八卦男人很多,佔絕大多數. 要是你真的報導新聞,我看他們大概統統會轉台看別的.</text:span></text:p>
      <text:p text:style-name="P2"><text:span text:style-name="T2">很多人以為台灣似乎有一種反中國的意識形態,在這裏,我要跟中共高層報告一下,絕無此事,那完全不是台灣人的性格,台灣人是一群唯利是圖腦袋空空的人,他不會有這方面的問題,他唯一的意識形態就是比賽看誰比較炫比較厲害,從身材到衣著,從銀行存款到考試成績,一切都是比賽和誇耀項目,無所不比,生活中所有一切,只要是跟 "厲害" "很行" "很美" "很有名" "權力" 等等有關,都必須接受評分,評分到很細很細的地步,深入各個生活細節和身體項目, 也難怪台灣人幾乎都很沒自信,心靈深處很慌張猥瑣不快樂,一個人如果一切大大小小的東西都必須參加比賽(包括腿毛長度),接受八卦口舌的考驗,他哪有可能快樂? 哪來自信?</text:span></text:p>
      <text:p text:style-name="P2"><text:span text:style-name="T2">以上後面這些是學姐命令我寫的,她常罵我不批評台灣社會的變態文化,但我覺得我已經批評很多了,我現在的感覺是: 這群人沒救了,就讓他自生自滅吧. 他喜歡折磨自己折磨別人,那就由他去吧.</text:span></text:p>
      <text:p text:style-name="P2"><text:span text:style-name="T2">在西方社會還是比較好過許多,至少,人與人之間沒有這類八卦或比賽,不會有人對你的腿毛長度或身材比例或什麼 "成就" 感興趣,你有你的生活和品味,我有我的遭遇和志向,相互尊重,而不是分分秒秒比賽比個不停. 在英國,就算你得了諾貝爾獎或當大官,隔壁的人恐怕也不會因此對你增加一分尊敬或注意,更不用說什麼腿毛長度或名校學位或皮膚嫩不嫩眼鏡戴得好不好看之類的事了.</text:span></text:p>
      <text:p text:style-name="P2"><text:span text:style-name="T2">陳真 2005. 6. 10.</text:span></text:p>
      <text:p text:style-name="P1"><text:span text:style-name="T2">zhyb | 2005.06.10 07:53 | </text:span><text:span text:style-name="T1">#</text:span></text:p>
      <text:p text:style-name="P3"><text:span text:style-name="T2">第一次用quote功能,果然用错.第二个quote应该一直quote到"阿巴斯对中国向中东地区派出特使表示高兴和欢迎。"才对.</text:span><text:span text:style-name="T3"><text:line-break/></text:span></text:p>
      <text:p text:style-name="P1"><text:span text:style-name="T2">zhyb | 2005.06.10 07:49 | </text:span><text:span text:style-name="T1">#</text:span></text:p>
      <text:p text:style-name="P10"><text:span text:style-name="T2">请问大陆的朋友</text:span><text:span text:style-name="T5">,</text:span><text:span text:style-name="T2">有两件事我不太明白</text:span><text:span text:style-name="T5">,</text:span><text:span text:style-name="T2">第一</text:span><text:span text:style-name="T5">, </text:span><text:span text:style-name="T2">不管亲哪一方</text:span><text:span text:style-name="T5">,</text:span><text:span text:style-name="T2">为什幺大陆会有为数不少的人对以巴问题感兴趣</text:span><text:span text:style-name="T5">? </text:span><text:span text:style-name="T2">甚至对它产生一种热情</text:span><text:span text:style-name="T5">? </text:span><text:span text:style-name="T2">为什幺会这样</text:span><text:span text:style-name="T5">?</text:span></text:p>
      <text:p text:style-name="P6"><text:span text:style-name="T2">在台湾</text:span><text:span text:style-name="T5">, </text:span><text:span text:style-name="T2">以巴问题根本不存在</text:span><text:span text:style-name="T5">,</text:span><text:span text:style-name="T2">如果你访问一万个台湾人</text:span><text:span text:style-name="T5">,</text:span><text:span text:style-name="T2">我想大概只有一人大约听过以巴之间有所冲突</text:span><text:span text:style-name="T5">,</text:span><text:span text:style-name="T2">其它九千九百九十九人大概根本不知道那是什幺东西</text:span><text:span text:style-name="T5">.</text:span></text:p>
      <text:p text:style-name="P6"><text:span text:style-name="T2">你想</text:span><text:span text:style-name="T5">,</text:span><text:span text:style-name="T2">连阿拉法特都会被大学生误以为是船的名字</text:span><text:span text:style-name="T5">,</text:span><text:span text:style-name="T2">就可以知道台湾人如何自闭</text:span><text:span text:style-name="T5">,</text:span><text:span text:style-name="T2">虽然台湾人常常出国旅游</text:span><text:span text:style-name="T5">.</text:span></text:p>
      <text:p text:style-name="P6"><text:span text:style-name="T2">但我能理解这种封闭</text:span><text:span text:style-name="T5">,</text:span><text:span text:style-name="T2">却不太能理解为什幺会有为数不少的大陆人对以巴问题有一种颇为深入的认识和热情</text:span><text:span text:style-name="T5">? </text:span><text:span text:style-name="T2">为什幺</text:span><text:span text:style-name="T5">?</text:span></text:p>
      <text:p text:style-name="P6"><text:span text:style-name="T2">我想得出来的唯一解释就是</text:span><text:span text:style-name="T5">,</text:span><text:span text:style-name="T2">简体字的世界</text:span><text:span text:style-name="T5">,</text:span><text:span text:style-name="T2">以巴问题的信息太多太多</text:span><text:span text:style-name="T5">,</text:span><text:span text:style-name="T2">不像台湾</text:span><text:span text:style-name="T5">,</text:span><text:span text:style-name="T2">几乎等于零</text:span><text:span text:style-name="T5">. </text:span><text:span text:style-name="T2">我常想</text:span><text:span text:style-name="T5">,</text:span><text:span text:style-name="T2">如果台湾也有这幺多信息</text:span><text:span text:style-name="T5">,</text:span><text:span text:style-name="T2">那幺</text:span><text:span text:style-name="T5">, </text:span><text:span text:style-name="T2">巴勒网所做的</text:span><text:span text:style-name="T5">,</text:span><text:span text:style-name="T2">无非只是像在大海里泼一盆水一样</text:span><text:span text:style-name="T5">.</text:span></text:p>
      <text:p text:style-name="P6"><text:span text:style-name="T2">不知道我这个解释通不通</text:span><text:span text:style-name="T5">? </text:span><text:span text:style-name="T2">不知道大陆的人是否常有机会在报纸或电视上看到这方面的报导</text:span><text:span text:style-name="T5">? </text:span><text:span text:style-name="T2">我看凤凰卫视</text:span><text:span text:style-name="T5">,</text:span><text:span text:style-name="T2">每天都有许多以巴方面的新闻</text:span><text:span text:style-name="T5">.</text:span></text:p>
      <text:p text:style-name="P6"><text:span text:style-name="T2">第二个问题是</text:span><text:span text:style-name="T5">,</text:span><text:span text:style-name="T2">中国政府对以巴问题</text:span><text:span text:style-name="T5">,</text:span><text:span text:style-name="T2">有没有什幺强烈立场</text:span><text:span text:style-name="T5">?</text:span></text:p>
      <text:p text:style-name="P6"><text:span text:style-name="T2">有谁知道以上两个问题的</text:span><text:span text:style-name="T5">,</text:span><text:span text:style-name="T2">请指教</text:span><text:span text:style-name="T5">.</text:span></text:p>
      <text:p text:style-name="P9"><text:span text:style-name="T4">陈真</text:span><text:span text:style-name="T2"><text:s/>2005. 6. 2.</text:span></text:p>
      <text:p text:style-name="P2"><text:span text:style-name="T2">看到陈真的这些问题我这个大陆客一直没有回答,我是在等更熟悉状况的人出来讲话.既然没等到,我就说说我的所见所闻吧.我在国内的时候是个书呆子(现在也是,呵呵),属于"对政治漠不关心"的那一类.但即使如此,我还是隐约知道有"巴以问题".这大概是拜中央电视台每天的"新闻联播"所赐.新闻联播有"国际新闻"这一栏,回顾每天国际大事.巴以问题是热点,当然常常有.等上了大学,看到同宿舍有同学订一份报纸叫"参考消息",基本上就是国际国内大事的集成,里面也常可以看到巴以问题.</text:span></text:p>
      <text:p text:style-name="P2"><text:span text:style-name="T2">现在当然就更方便了.关于巴以的新闻和资料各大中文网站都有.陈真提到的凤凰卫视大陆很多人可以看到.这次回家,发现我家乡的小县城甚至都可以收到.所以的确如陈真所说,在大陆有很多关于巴以的信息,也有很多人知道巴以问题.</text:span></text:p>
      <text:p text:style-name="P2"><text:span text:style-name="T2">中国政府的立场是亲巴勒斯坦的,这一点从下面这条新闻就可以看出来:</text:span></text:p>
      <text:p text:style-name="P10"><text:span text:style-name="T2">新华报业网讯</text:span><text:span text:style-name="T5"><text:s/></text:span><text:span text:style-name="T2">昨天，来华访问的巴勒斯坦民族权力机构主席阿巴斯在钓鱼台国宾馆举行记者招待会。阿巴斯在回答本报记者提问时表示，他不怕死亡威胁，将一如既往地推进巴勒斯坦民族解放事业。</text:span></text:p>
      <text:p text:style-name="P6"><text:span text:style-name="T2">关于中巴关系</text:span></text:p>
      <text:p text:style-name="P6"><text:span text:style-name="T2">巴中友谊历久弥新</text:span></text:p>
      <text:p text:style-name="P6"><text:span text:style-name="T2">中巴关系是所有记者关注的问题。阿巴斯说，巴中友谊历久弥新。阿巴斯特别强调，中国是除阿拉伯国家外第一个承认巴解的国家。在巴民族解放事业中，中国是世界上第一个伸出援助之手的国家，又是第一个接见已故巴领导人阿拉法特的国家。</text:span></text:p>
      <text:p text:style-name="P6"><text:span text:style-name="T2">阿巴斯在回答本报记者提问时说，他包括这次已经是八度访华。他代表巴人民向中国领导人和人民的一贯政治支持和物质援助表示感谢。阿巴斯对中国向中东地区派出特使表示高兴和欢迎。</text:span></text:p>
      <text:p text:style-name="P2"><text:span text:style-name="T2">这里的新华网是大陆的一个半官方的网站.同时中国政府好象跟以色列关系也不错,比如我所知道的一点点军事上的合作.我的理解是中国政府跟他们没有太多的利害关系,所以即使有立场,也不会很"强烈".</text:span></text:p>
      <text:p text:style-name="P1"><text:span text:style-name="T2">yzj | 2005.06.09 16:29 | </text:span><text:span text:style-name="T1">#</text:span></text:p>
      <text:p text:style-name="P3"><text:span text:style-name="T2">真的很煩 留一點乾淨的空間可以嗎</text:span><text:span text:style-name="T3"><text:line-break/></text:span><text:span text:style-name="T2">老是想在網路上挑起無謂口水，到底是哪理不對勁呀</text:span><text:span text:style-name="T3"><text:line-break/></text:span><text:span text:style-name="T2">上這來的目的好像就是找人、找題材罵</text:span><text:span text:style-name="T3"><text:line-break/></text:span><text:span text:style-name="T2">冷靜先生 不是說上網找人罵有什麼不對</text:span><text:span text:style-name="T3"><text:line-break/></text:span><text:span text:style-name="T2">但是總得先弄清楚你罵的對象跟你罵的內容有沒有關連吧</text:span><text:span text:style-name="T3"><text:line-break/></text:span></text:p>
      <text:p text:style-name="P1"><text:span text:style-name="T2">陳真 | 2005.06.09 11:39 | </text:span><text:span text:style-name="T1">#</text:span></text:p>
      <text:p text:style-name="P10"><text:span text:style-name="T2">哈巴必讀</text:span><text:span text:style-name="T5"><text:s/>| 2005.06.09 03:30 | # </text:span><text:span text:style-name="T2">既然哈巴，就大大方方地哈巴，沒必要躲躲閃閃，曲為辯解。我看哈巴狗就很可愛。請諸位將哈巴進行到底。否則我罵誰去？</text:span></text:p>
      <text:p text:style-name="P2"><text:span text:style-name="T2">好吧,算你猜對了,我真的是哈巴沒錯,so what? 巴不能哈嗎? 總比哈美哈日哈英好吧? 除了美英日三不哈(因為無趣),其它我都哈,希望將來有機會遊歷世界,把全世界給哈過一遍.</text:span></text:p>
      <text:p text:style-name="P2"><text:span text:style-name="T2">每去一個新國家,就會開始哈那地方,像我連續三年,擔任坎城影展狗仔隊隊長,這地方已經屬於我,變成我的家. 梭羅說,你要佔有一種東西很簡單,你只要心裏常常想著他,須臾不離,他就會被你俘虜,變成你的一部份.</text:span></text:p>
      <text:p text:style-name="P2"><text:span text:style-name="T2">梭羅還說,當你擁有了他(比如某片土地)之後,主人來趕你走,走就走沒關係,因為你其實已經帶走了那地方的美,把殘渣留給所有權狀上擁有他的所謂主人.</text:span></text:p>
      <text:p text:style-name="P2"><text:span text:style-name="T2">我對坎城附近那兩個島更是哈得不得了. 島有兩個, 一大一小, 大島叫:St Marguerite, 小島叫: St Honorat, 合起來叫 Iles de Lerins.</text:span></text:p>
      <text:p text:style-name="P2"><text:span text:style-name="T2">St Marguerite 就是關 "鐵面人" 那個島(各位的文學知識還行吧? 知道誰是鐵面人吧?),但我更特別哈 St Honorat,這小島有個外號叫叫 "培養聖徒的島", 上面有座修道院,屹立海上,聖不聖不知道, 但靈氣逼人, 挺適合social phobia 患者,更適合那些心裏憂傷的人,具有一種療傷止痛的神奇效果.</text:span></text:p>
      <text:p text:style-name="P2"><text:span text:style-name="T2">上個月,應邀(我是說應學姐之邀)出席坎城影展,期間找了一天搭船去 St Honorat 時,無意中看到船上牆角貼著一張小小的畫,大約一個巴掌大,我一瞄到,心跳立刻加速到一百八,很喜歡,感動得不得了,於是就假裝看風景, 設法接近,偷偷給照了下來,現在變成我的電腦桌面. 各位如果有機會看到那樣一張畫,恐怕會比我千言萬語更能說清楚那個 "大寫的夢".</text:span></text:p>
      <text:p text:style-name="P2"><text:span text:style-name="T2">我再找機會給它貼在動物網,敬請拭目以待,歡迎拿去當桌面,只是不知道要去哪採購畫中一位修士或隱士所穿的那樣一種蓋頭蓋面的衣服,印象中只在星際大戰中看過,蓋頭蓋面,很酷喔.</text:span></text:p>
      <text:p text:style-name="P2"><text:span text:style-name="T2">回到哈巴,哈巴總比哈以強吧? 但我雖不哈以,卻稍微有點哈猶,我喜歡猶太人有稜有角沉穩的感覺,當然,凡事有兩面,跟月亮一樣,一面若是月圓動人,另一面就缺憾不見光.</text:span></text:p>
      <text:p text:style-name="P2"><text:span text:style-name="T2">猶太人對文明的貢獻,特別是哲學思想,我是很佩服的. 不知道該說幸或不幸,我的幾個偶像都是猶太人,包括維根斯坦和批評以色列不遺餘力的 Noam Chomsky 以及搞笑的伍迪艾倫 (Woody Allen).</text:span></text:p>
      <text:p text:style-name="P2"><text:span text:style-name="T2">冷靜先生(?)是巴勒網思想檢察官,鞭策教誨不遺餘力,理應看得出來一干哈巴狗記者之平庸渺小才對,"立場" 太大,"精神" 太遠,不是我們擁抱得起,至少董事長個人是這樣.</text:span></text:p>
      <text:p text:style-name="P2"><text:span text:style-name="T2">哈巴精神就是沒有精神,哈巴立場就是沒有立場,但一個人並不需要先擁抱一種立場或一種偉大精神才能對痛苦產生憐憫.</text:span></text:p>
      <text:p text:style-name="P2"><text:span text:style-name="T2">陳真 2005. 6. 9.</text:span><text:span text:style-name="T3"><text:line-break/></text:span><text:span text:style-name="T2">p.s.:冷靜先生可能是看本台點閱率不佳,員工精神渙散,為了衝高人氣,提振士氣,不惜犧牲小我,完成大我.</text:span></text:p>
      <text:p text:style-name="P1"><text:span text:style-name="T2">qegg | 2005.06.09 04:50 | </text:span><text:span text:style-name="T1">#</text:span></text:p>
      <text:p text:style-name="P3"><text:span text:style-name="T2">遠波說得沒錯，「陳真鼓勵大家睜開眼...閉上眼...可是有人偏偏喜歡睜一隻眼閉一隻眼，把自己的想像當成是世界的全貌，而屢屢忽略事實。」</text:span></text:p>
      <text:p text:style-name="P1"><text:span text:style-name="T2">哈巴必讀 | 2005.06.09 03:30 | </text:span><text:span text:style-name="T1">#</text:span></text:p>
      <text:p text:style-name="P2"><text:span text:style-name="T2">既然哈巴，就大大方方地哈巴，沒必要躲躲閃閃，曲為辯解。我看哈巴狗就很可愛。請諸位將哈巴進行到底。否則我罵誰去？</text:span></text:p>
      <text:p text:style-name="P1"><text:span text:style-name="T2">陳真 | 2005.06.08 15:14 | </text:span><text:span text:style-name="T1">#</text:span></text:p>
      <text:p text:style-name="P3"><text:span text:style-name="T2">想半天,原來是在講哈日哈韓那個哈,我還以為誰叫哈巴. 只聽過巴哈,沒聽過哈巴.</text:span></text:p>
      <text:p text:style-name="P3"><text:span text:style-name="T2">哈巴狗是有典故的:</text:span></text:p>
      <text:p text:style-name="P3"><text:span text:style-name="T2">因為愛台灣,所以常想到扁政權對美國的效忠,想到他們,就常想到哈巴狗.但我們不想侮辱哈巴狗,人類每次罵人都喜歡傷及動物,於是我們就自稱哈巴狗記者,成立哈巴狗電台,以唱衰美國為己任.</text:span></text:p>
      <text:p text:style-name="P3"><text:span text:style-name="T2">希望以後哈巴狗精神不再是 PLP, 而是這樣一種精神: 那就是沒有精神. 因為精神是有害的,凡是主義精神等等,多少總是有點不自然不健康.</text:span></text:p>
      <text:p text:style-name="P3"><text:span text:style-name="T2">總之, 此哈非彼哈,別誤會.</text:span></text:p>
      <text:p text:style-name="P3"><text:span text:style-name="T2">~~哈巴狗電台,關心您~~~</text:span></text:p>
      <text:p text:style-name="P1"><text:span text:style-name="T2">睡觉的番薯 | 2005.06.08 12:24 | </text:span><text:span text:style-name="T1">#</text:span></text:p>
      <text:p text:style-name="P2"><text:span text:style-name="T3"><text:line-break/></text:span><text:span text:style-name="T2">《狼群和少女》</text:span><text:span text:style-name="T3"><text:line-break/></text:span><text:span text:style-name="T2">作者：孔见</text:span></text:p>
      <text:p text:style-name="P2"><text:span text:style-name="T2">人性的黑暗使很多人在决定他人命运的时候，总是千方百计地加入自己的利益和欲望。最近解读的以色列建国初期的总理日记，让人得以看清54年前的一起惨案的内情。</text:span></text:p>
      <text:p text:style-name="P2"><text:span text:style-name="T2">1949年8月的一天，在内格尔沙漠，一名阿拉伯男子被以色列武装部队击毙，与他同行的一名15岁少女被当成猎物带回以军军营。他们强令少女脱光衣服，在众目睽睽下洗浴身体。接着，3名士兵糟蹋了这个失去亲人的可怜的孩子。15岁，豆蔻梢头，如花似玉，就这样被蹂躏了。然而，事情还到此还</text:span><text:span text:style-name="T6">远</text:span><text:span text:style-name="T2">未完结。酒足饭饱之后，以军中一名叫莫希的排长提议，要以投票方式表决如何处置这位未成年的少女。这个建议立即得到强烈的呼应，二十多名士兵高声叫喊：我们要继续干她！</text:span></text:p>
      <text:p text:style-name="P2"><text:span text:style-name="T2">于是，在内格尔沙漠，这群恶魔在少女的身上轮番发泄各自肮脏的兽欲。当少女再次对自己所遭受的凌辱表示抗议使，他们又把她拉到荒野外</text:span><text:span text:style-name="T6">杀</text:span><text:span text:style-name="T2">害，降饱受他们凌辱和玷辱的肉体，还有弥天的大罪，还有刻骨的仇恨一同埋进了沙漠深处。前总理戴维·本—古里安在日记中写道：“他们最后就这么快决定了：把她洗干净，剪下她的头发，把她强奸，然后把她</text:span><text:span text:style-name="T6">杀</text:span><text:span text:style-name="T2">了。”排长莫希日后没有任何悔罪的表现，令他耿耿于怀的竟然是弃尸野外“浪费了那么多的汽油，真是不值得。”在法庭上 他还这样申辩：“我怎么也不可能与这么肮脏的女孩睡觉！”</text:span></text:p>
      <text:p text:style-name="P2"><text:span text:style-name="T2">这件事情整个过程的令人发指自不待言，而那个邪恶的决定竟然是通过“民主”程序做出来的，这个细节想起来更是让人后怕。那些以色列人在投票决定他人命运的时刻，他们代表的是什么？是上帝的正义还是自身的利益？他们对被决定命运的阿拉伯少女没有任何的同情和怜悯，而他们的欲望却是要通过这位少女悲惨的遭遇来得到实现。在这种情形下，投票还会有什么结果？</text:span></text:p>
      <text:p text:style-name="P2"><text:span text:style-name="T2">民主是人类社会一直都在向往的制度，但民主是需要前提的。只有在利益分歧不大、矛盾对抗不太激烈的情形下，民主才是可能的。民主不可以在两个根本对立的集团之间建立，即使建立起来，也会沦为一个集团对付另一个集团的凶器。此外，民主还应该与自由的理念联系在一起，是人们对自身命运负责的方式，而不是让别人来决定自身命运或自己去裁定他人命运。人性的黑暗使很多人在决定他人命运的时候，总是千方百计地加入自己地利益和欲望，让他们去投票表决跟他人命运有关地，无异于让狼群集体投票决定羊的命运。除非让羊也来投票，除非羊比狼多，除非不让狼来统计票数。否则羊逃避不了被屠宰的命运。在茫茫的内格尔沙漠，即便给了那位无名少女投票的权利，也不仅不能阻止罪恶在她身上发生，反而还提高了罪行的“合法性”。在民主的前提未成立的条件下，投票表决常常是掩饰、推卸和分担责任的一种形式，就像黑道上的团体在</text:span><text:span text:style-name="T6">杀</text:span><text:span text:style-name="T2">人之后要求每一个成员都补上一刀一样。</text:span></text:p>
      <text:p text:style-name="P2"><text:span text:style-name="T2">54年过去了，今天的少女们，在明亮的阳光下，似乎以及走出了内格尔沙漠，永</text:span><text:span text:style-name="T6">远</text:span><text:span text:style-name="T2">永</text:span><text:span text:style-name="T6">远</text:span><text:span text:style-name="T2">得</text:span><text:span text:style-name="T6">远</text:span><text:span text:style-name="T2">离这一切，想都不会想到发生在那名无辜少女身上的恐怖灾难。和平的美丽掩盖了许多可能已经被淡忘的痛苦回忆 ，但是事实上，通过狼的民主来决定羊的命运的事情仍然在重演着，沙漠并没有变成绿洲。当很多人认为遗忘痛苦可以有利于我们幸福地生活时，危险可能也就不</text:span><text:span text:style-name="T6">远</text:span><text:span text:style-name="T2">了。</text:span></text:p>
      <text:p text:style-name="P2"><text:span text:style-name="T2">（《读者》2004年第5期）</text:span></text:p>
      <text:p text:style-name="P1"><text:span text:style-name="T2">qegg | 2005.06.08 09:30 | </text:span><text:span text:style-name="T1">#</text:span></text:p>
      <text:p text:style-name="P3"><text:span text:style-name="T2">我們的網域名habago可是有典故的，跟「哈巴」沒有關係喔！</text:span></text:p>
      <text:p text:style-name="P3"><text:span text:style-name="T2">講到這個我就想到棒球，以及最近大家很關注的王建民在洋基打球，然後民代發動</text:span></text:p>
      <text:p text:style-name="P3"><text:span text:style-name="T2">大家一人一信塞爆洋基信箱的事情。我本來也覺得沒什麼，因為有同胞在大聯盟打</text:span></text:p>
      <text:p text:style-name="P3"><text:span text:style-name="T2">球讓人覺得蠻開心的。以前跟日本室友去看球都只能幫她們的Matsui加油而已！</text:span></text:p>
      <text:p text:style-name="P3"><text:span text:style-name="T2">至於一人一信，反正台灣的政客就愛來這套，習慣就好了。</text:span></text:p>
      <text:p text:style-name="P3"><text:span text:style-name="T2">聽說請願信的事情讓洋基球團有點困擾，反對這事的人也振振有詞地說人家球隊</text:span></text:p>
      <text:p text:style-name="P3"><text:span text:style-name="T2">找人是看實力云云。其實，既然是職棒，老美當然是只看商業利益。當初NBA挑中</text:span></text:p>
      <text:p text:style-name="P3"><text:span text:style-name="T2">了姚明也是看中了廣大的商機，當然他的球技也很不錯。而洋基隊是以天價買球星</text:span></text:p>
      <text:p text:style-name="P3"><text:span text:style-name="T2">為策略的球隊，把年輕的王建民留下來栽培的機率不大。</text:span></text:p>
      <text:p text:style-name="P3"><text:span text:style-name="T2">不過昨天，隔壁實驗室的同學聊到台灣民代發動信件攻勢，本來大聲聊天的突然音</text:span></text:p>
      <text:p text:style-name="P3"><text:span text:style-name="T2">量降低，大概是怕我這個台灣人聽見。本來都沒有特殊感覺，這事卻讓我覺得蠻窘</text:span></text:p>
      <text:p text:style-name="P3"><text:span text:style-name="T2">的，但，要說到尷尬和窘迫，王建民的壓力肯定比我大一百倍都不止吧？</text:span></text:p>
      <text:p text:style-name="P3"><text:span text:style-name="T2">還有另外一件跟棒球有關的事。以前實驗室孟加拉學長畢業打包時，拿起一個cricket球拍，引起了我的好奇心。他說那拍子是另一個Trinidad的學長送他的紀念品。我很驚訝的問：「Trinidad的人也打cricket呀？我還以為只有印度人才玩！」(請原諒我，在那之前，“吃麥當勞”對我來說就是“有國際觀”。)</text:span><text:span text:style-name="T3"><text:line-break/></text:span><text:span text:style-name="T2">孟加拉學長說：「妳們台灣人不玩cricket嗎？」</text:span><text:span text:style-name="T3"><text:line-break/></text:span><text:span text:style-name="T2">我說：「我們都打棒球啊！誰會玩cricket！」</text:span><text:span text:style-name="T3"><text:line-break/></text:span><text:span text:style-name="T2">孟加拉來的回教徒學長惡狠狠的說：「棒球！那是老美的遊戲。」</text:span><text:span text:style-name="T3"><text:line-break/></text:span><text:span text:style-name="T2">「怎麼會呢？很多國家都玩棒球啊！棒球還是奧運項目呢！cricket就不是了吧？」</text:span><text:span text:style-name="T3"><text:line-break/></text:span><text:span text:style-name="T2">學長說：「那是因為美國人太霸道了！這世界上玩cricket的國家比玩棒球的國家多多了！」說著說著就在黑板上寫了一長串國家的名字，真的是不少，主要都是以前"日不落帝國"的殖民地。</text:span><text:span text:style-name="T3"><text:line-break/></text:span><text:span text:style-name="T2">然後他問我哪些國家玩棒球？我就開始數...台灣、日本、韓國...還有古巴、巴拿馬...哇靠！不是曾被美國殖民，不然就是有駐美軍，不然就是像藩屬國一樣的國家...|||</text:span></text:p>
      <text:p text:style-name="P1"><text:span text:style-name="T2">哈巴必读 | 2005.06.08 05:48 | </text:span><text:span text:style-name="T1">#</text:span></text:p>
      <text:p text:style-name="P2"><text:span text:style-name="T2">一名中國工人7日在以色列位于加沙地帶的定居點古什‧卡提夫內被巴勒斯坦武裝人員發射的迫擊炮彈擊中身亡。</text:span><text:span text:style-name="T3"><text:line-break/><text:line-break/></text:span><text:span text:style-name="T2">　　中國駐以色列使館范建民參贊證實﹐這名工人叫畢樹德﹐現年45歲﹐來自吉林。事件發生後﹐中國使館以最快速度與以方有關部門取得聯系﹐並派人到出事現場進行尸體確認。他表示﹐使館方面將盡一切努力盡快妥善處理善後事宜。 　　自從2000年9月巴以爆發大規模流血沖突至今﹐共有8名中國人喪生﹐12人受傷。</text:span></text:p>
      <text:p text:style-name="P2"><text:span text:style-name="T2">　　在7日的襲擊中﹐除這名中國工人外﹐另有一名巴勒斯坦工人身亡﹐多名巴工人受傷﹐其中兩人傷勢嚴重。</text:span></text:p>
      <text:p text:style-name="P2"><text:span text:style-name="T2">　　巴勒斯坦伊斯蘭聖戰組織(杰哈德)當日宣稱對這起襲擊事件負責﹐並稱這是對當天早些時候以軍打死該組織一名領導人的報復。該組織在聲明中說﹐對以色列的報復行動仍將繼續。</text:span></text:p>
      <text:p text:style-name="P2"><text:span text:style-name="T2">　　此外﹐巴勒斯坦伊斯蘭抵抗運動(哈馬斯)成員7日向以色列南部城市斯代羅特發射了多枚卡桑火箭﹐但沒有造成人員傷亡。</text:span></text:p>
      <text:p text:style-name="P2"><text:span text:style-name="T2">　　以軍7日在約旦河西岸巴勒斯坦城市杰寧附近打死兩名巴勒斯坦人﹐其中包括一名杰哈德領導人。以色列國防部長莫法茲7日緊急召開安全官員會議﹐商討應對巴勒斯坦武裝人員襲擊的措施。(完)</text:span></text:p>
      <text:p text:style-name="P1"><text:span text:style-name="T2">陳真 | 2005.06.07 13:53 | </text:span><text:span text:style-name="T1">#</text:span></text:p>
      <text:p text:style-name="P3"><text:span text:style-name="T2">貼了篇新聞在首頁, 天啊,巴勒斯坦一下子判這麼多人死刑?!</text:span></text:p>
      <text:p text:style-name="P3"><text:span text:style-name="T2">我很反對死刑,再大的罪都罪不及死. 死刑毀掉的是一種信心, 認為人不會改變, 認為人之所謂犯錯是 "本質性" 的.</text:span></text:p>
      <text:p text:style-name="P1"><text:span text:style-name="T2">陳真 | 2005.06.06 08:09 | </text:span><text:span text:style-name="T1">#</text:span></text:p>
      <text:p text:style-name="P2"><text:span text:style-name="T2">----- Original Message -----</text:span><text:span text:style-name="T3"><text:line-break/></text:span><text:span text:style-name="T2">From: "Chris Doyle (CAABU)"</text:span></text:p>
      <text:p text:style-name="P2"><text:span text:style-name="T2">Birzeit University International Work camp</text:span></text:p>
      <text:p text:style-name="P2"><text:span text:style-name="T2">Volunteer in Palestine this summer</text:span></text:p>
      <text:p text:style-name="P2"><text:span text:style-name="T2">28th July - 7th August 2004</text:span></text:p>
      <text:p text:style-name="P2"><text:span text:style-name="T2">Birzeit, West Bank</text:span></text:p>
      <text:p text:style-name="P2"><text:span text:style-name="T2">Since 1981, Birzeit University has organized this two-week camp which gives international students and others an opportunity to work side by side with Palestinian students on community-oriented volunteer projects in schools, municipalities, civil society organizations and more. Participants are also given an opportunity to visit areas in the West Bank.</text:span></text:p>
      <text:p text:style-name="P2"><text:span text:style-name="T2">The camp will include voluntary work, visits to Palestinian villages,cities, and refugee camps, opportunities to meet with Palestinian families, political and community leaders, and academics as well as exchange experiences with Palestinian university students. In addition, a range of cultural activities are being planned.</text:span></text:p>
      <text:p text:style-name="P2"><text:span text:style-name="T2">Participants will be provided with a detailed program for the two-weeks prior to their arrival.</text:span></text:p>
      <text:p text:style-name="P2"><text:span text:style-name="T2">Accommodation is in huts or tents amongst trees on the campus and facilities are basic but adequate.</text:span></text:p>
      <text:p text:style-name="P2"><text:span text:style-name="T2">Cost</text:span></text:p>
      <text:p text:style-name="P2"><text:span text:style-name="T2">The camp will cost about £110 including food and accommodation, plus the cost of the return flight and insurance. In addition you will need about £6 per day for extra travel and personal expenses. An £20 application fee (made payable to Friends of Birzeit University) should be sent with the completed application. Interviews and a briefing take place in London on Friday 20th May 2005 at 2pm.</text:span></text:p>
      <text:p text:style-name="P2"><text:span text:style-name="T2">For more information and application forms or for details on studying Arabic at Birzeit, please contact:</text:span></text:p>
      <text:p text:style-name="P2"><text:span text:style-name="T2">Friends of Birzeit University</text:span><text:span text:style-name="T3"><text:line-break/></text:span><text:span text:style-name="T2">1 Gough Square, London EC4A 3DE</text:span><text:span text:style-name="T3"><text:line-break/></text:span><text:span text:style-name="T2">Telephone: 020 7832 1340</text:span><text:span text:style-name="T3"><text:line-break/></text:span><text:span text:style-name="T2">Fax: 020 7832 1349</text:span><text:span text:style-name="T3"><text:line-break/></text:span><text:span text:style-name="T2">E-mail: fobzu@fobzu.org</text:span><text:span text:style-name="T3"><text:line-break/></text:span><text:span text:style-name="T2">Web: www.fobzu.org</text:span></text:p>
      <text:p text:style-name="P2"><text:span text:style-name="T2">Chris Doyle</text:span><text:span text:style-name="T3"><text:line-break/></text:span><text:span text:style-name="T2">Director</text:span><text:span text:style-name="T3"><text:line-break/></text:span><text:span text:style-name="T2">CAABU (Council for Arab-British Understanding)</text:span></text:p>
      <text:p text:style-name="P2"><text:span text:style-name="T2">1 Gough Square, London, EC4A 3DE</text:span><text:span text:style-name="T3"><text:line-break/></text:span><text:span text:style-name="T2">Tel: 020 7832 1310</text:span><text:span text:style-name="T3"><text:line-break/></text:span><text:span text:style-name="T2">Fax: 020 7832 1329</text:span><text:span text:style-name="T3"><text:line-break/></text:span><text:span text:style-name="T2">www.caabu.org</text:span><text:span text:style-name="T3"><text:line-break/></text:span></text:p>
      <text:p text:style-name="P1"><text:a xlink:type="simple" xlink:href="http://palinfo.habago.org/mt-comments.cgi?__mode=red&amp;id=447"><text:span text:style-name="T1">TOPS</text:span></text:a><text:span text:style-name="T2"> | 2005.06.06 03:18 | </text:span><text:span text:style-name="T1">#</text:span></text:p>
      <text:p text:style-name="P3"><text:span text:style-name="T2">親愛的朋友，您好！</text:span><text:span text:style-name="T3"><text:line-break/><text:line-break/></text:span><text:span text:style-name="T2">走過烽火戰地長達二十五年的TOPS(台北海外和平服務團)</text:span><text:span text:style-name="T3"><text:line-break/></text:span><text:span text:style-name="T2">今年六月將配合第五屆世界難民日舉辦系列活動</text:span><text:span text:style-name="T3"><text:line-break/></text:span><text:span text:style-name="T2">將這長達四分之一世紀陪伴難民的故事與台灣社會大眾分享</text:span><text:span text:style-name="T3"><text:line-break/></text:span><text:span text:style-name="T2">難民嚴峻的處境</text:span><text:span text:style-name="T3"><text:line-break/></text:span><text:span text:style-name="T2">需要我們更多的關注</text:span><text:span text:style-name="T3"><text:line-break/></text:span><text:span text:style-name="T2">難民所展現的堅毅與韌性</text:span><text:span text:style-name="T3"><text:line-break/></text:span><text:span text:style-name="T2">更值得我們深切的省思</text:span><text:span text:style-name="T3"><text:line-break/><text:line-break/></text:span><text:span text:style-name="T2">本次特別克服萬難邀請到緬籍流亡女醫師Dr. Cynthia訪台</text:span><text:span text:style-name="T3"><text:line-break/></text:span><text:span text:style-name="T2">自6/5日起將由專題演講、音樂會、攝影展、紀錄片等多元形式</text:span><text:span text:style-name="T3"><text:line-break/></text:span><text:span text:style-name="T2">共同響應聯合國世界難民日</text:span><text:span text:style-name="T3"><text:line-break/></text:span><text:span text:style-name="T2">敬請協助轉寄，讓更多有志於海外工作或難民服務的伙伴能一同共襄盛舉！</text:span><text:span text:style-name="T3"><text:line-break/><text:line-break/></text:span><text:span text:style-name="T2">詳細場次內容請參考TOPS網頁http://www.tops.org.tw</text:span><text:span text:style-name="T3"><text:line-break/></text:span><text:span text:style-name="T2">如有任何問題歡迎來電或來信詢問。謝謝！</text:span><text:span text:style-name="T3"><text:line-break/><text:line-break/><text:line-break/></text:span></text:p>
      <text:p text:style-name="P1"><text:a xlink:type="simple" xlink:href="http://palinfo.habago.org/mt-comments.cgi?__mode=red&amp;id=446"><text:span text:style-name="T1">wendelin</text:span></text:a><text:span text:style-name="T2"> | 2005.06.06 00:40 | </text:span><text:span text:style-name="T1">#</text:span></text:p>
      <text:p text:style-name="P2"><text:span text:style-name="T2">一則新聞翻譯</text:span><text:span text:style-name="T3"><text:line-break/></text:span><text:span text:style-name="T2">中英文對照見http://61.222.52.195/user/blogs/wendelin/archives/000146.html#more</text:span></text:p>
      <text:p text:style-name="P2"><text:span text:style-name="T2">巴勒斯坦新聞社今日報導加薩走廊的人權和法律中心GCHRL統計以色列軍隊上個月在約旦河西岸和加薩走廊殺了十九個人, 並導致一百零八人負傷.</text:span></text:p>
      <text:p text:style-name="P2"><text:span text:style-name="T2">周六GCHRL出爐的月統計報告指出以色列持續進行侵略性的政策傷害孩童, 此月兩個小孩被殺且其他三十三位孩童受傷.</text:span></text:p>
      <text:p text:style-name="P2"><text:span text:style-name="T2">報告說明進行中的以色列侵略性政策是對人權和國際法嚴重的破壞, 以色列佔領軍隊越過基本法律和審判的規定, 暗殺四個公民及傷害其他人.</text:span></text:p>
      <text:p text:style-name="P2"><text:span text:style-name="T2">"以色列再續轟炸巴勒斯坦人及一些居住人口的區域, 一位公民死掉其他四位受傷"</text:span></text:p>
      <text:p text:style-name="P2"><text:span text:style-name="T2">GCHRL 呼籲國際組織和人權團體擔責去施壓以色列停止迫害巴勒斯坦人的行為, 國際團體要提供巴勒斯坦人國際保護.</text:span></text:p>
      <text:p text:style-name="P1"><text:span text:style-name="T2">陳真 | 2005.06.04 09:49 | </text:span><text:span text:style-name="T1">#</text:span></text:p>
      <text:p text:style-name="P10"><text:span text:style-name="T2">魏福全</text:span><text:span text:style-name="T5"><text:s/>| 2005.06.04 00:25 | # </text:span><text:span text:style-name="T2">謝謝陳真兄</text:span><text:span text:style-name="T5">,</text:span><text:span text:style-name="T2">我得花幾天時間好好想一想</text:span><text:span text:style-name="T5">,</text:span><text:span text:style-name="T2">我從來都相信陳真兄的真</text:span><text:span text:style-name="T5">,</text:span><text:span text:style-name="T2">我也相信陳真兄有關茶水下毒和車禍事件的說法</text:span><text:span text:style-name="T5">,</text:span><text:span text:style-name="T2">我在電視上看過駕駛鐵牛車去撞到扁嫂的人和家屬</text:span><text:span text:style-name="T5">,</text:span><text:span text:style-name="T2">都是很純樸的鄉下人</text:span><text:span text:style-name="T5">,</text:span><text:span text:style-name="T2">應該是純粹的交通意外事件。我現在只能說</text:span><text:span text:style-name="T5">''</text:span><text:span text:style-name="T2">槍擊案是阿扁自導自演</text:span><text:span text:style-name="T5">''</text:span><text:span text:style-name="T2">的說法是在我的想像範圍之外</text:span><text:span text:style-name="T5">,</text:span><text:span text:style-name="T2">也是心理上很難接受事。</text:span></text:p>
      <text:p text:style-name="P3"><text:span text:style-name="T3"><text:line-break/></text:span><text:span text:style-name="T2">福全老兄別客氣, 我也不是想說服誰, 只是對政治人物長久以來的做假操弄和上下其手, 感到很厭惡. 所謂不平則鳴, 講到三一九就一肚子氣.</text:span></text:p>
      <text:p text:style-name="P3"><text:span text:style-name="T2">基本上, 這不是一種說服或想像的工作, 我倒希望關心者能花點時間把想像化為數據, 看看那樣一些數據有沒有可能發生, 看看一個人有沒有可能在受那樣的傷一兩小時內採集到那樣一種血液樣本, 有沒有可能在那樣的時間內產生那樣一種血球成份或組織變化, 有沒有可能違反物理基本法則產生那樣一種傷痕…等等等. 當這一切都了解透徹之後, 再來說 "我信" 也不遲.</text:span></text:p>
      <text:p text:style-name="P3"><text:span text:style-name="T2">如果我們一定要擺出一種科學姿態來判斷一些其實並不怎麼需要科學的東西, 那麼, 科學理應是這樣才對.</text:span></text:p>
      <text:p text:style-name="P3"><text:span text:style-name="T2">我並不嫉惡如仇, 但我對好話說盡壞事做絕或顛倒是非黑白感到很厭惡. 要使壞沒關係, 我沒什麼意見, 但使壞的同時, 不要講漂亮話, 不要把黑的講成白的, 不要吃定弱者, 更不要用粗糙謊言把我們當白癡.</text:span></text:p>
      <text:p text:style-name="P3"><text:span text:style-name="T2">我記得許信良闖關回台的機場事件 (1986年?), 許信良是叛亂通緝犯, 流亡美國回不了家. 他想回台投案, 但國民黨怕引起風波, 不敢抓, 硬要把他原機遣返.</text:span></text:p>
      <text:p text:style-name="P3"><text:span text:style-name="T2">群眾去桃園中正機場接機, 許多人被 "鎮暴" 部隊揍得頭破血流 (應該叫 "施暴" 部隊才對), 打得很慘, 論施暴程度和規模, 比起後來的520 事件, 恐怕有過之無不及. 我感覺, 那些兵, 不只奉命揍你, 從他們眼神中, 我可以看到一種恨之入骨的感覺, 似乎想殺了你似的.</text:span></text:p>
      <text:p text:style-name="P3"><text:span text:style-name="T2">事件兩天後, 我回到高雄, 看媒體一面倒譴責 "暴徒" 擾亂社會或打警察什麼的, 其實全是胡扯, 全是他們自己人幹的, 自導自演, 而且還拍出一整排警車被翻車的鏡頭, 全都四腳朝天, 也是自己翻的車.</text:span></text:p>
      <text:p text:style-name="P3"><text:span text:style-name="T2">我講這些, 全都有證據, 甚至我自己就是個證人. 不過, 我要講的不是打人, 而是打人喊救人. 他不但打你, 甚至自己打自己, 然後說是你打的, 藉著製造並反覆呈現這些所謂 "暴民打人" 的影像, 把我們一干人等統統抹黑成暴徒.</text:span></text:p>
      <text:p text:style-name="P3"><text:span text:style-name="T2">問題是, 我當時是個很活躍的黨外人士, 參與政治很深, 怎麼可能不知道這圈子裏的人的德性? 台灣當時群眾的溫和和恐懼, 別說打人, 許多人光是看到鏡頭就怕, 很怕被蒐證. 在那年代, 連到街上發個傳單都需要像“上戰場”一般極大的勇氣和決心, 哪來什麼暴民?</text:span></text:p>
      <text:p text:style-name="P3"><text:span text:style-name="T2">但是, 機場事件後, 我回到班上上課, 卻成為某些同學 (他們現在都很 "愛台灣")攻擊的對象. 有一天, 去高醫圖書館唸書, 圖書館入口處居然還擺了許多 "傳單",我至今還保留著幾張這樣的黑函 (每張內容不一樣, 各有來源). 記得有一張黑函, 圖文並茂, 我變成一條狗, 後面有個滿臉橫肉、戴著類似共匪鴨舌帽的流氓, 牽著我陳真這條 "狗", 旁邊還寫著一些有的沒的. 意思是說我被流氓控制, 當 "共匪的走狗" 之類.</text:span></text:p>
      <text:p text:style-name="P3"><text:span text:style-name="T2">我拿起 “傳單”, 進入圖書館 K 書, 感覺四周投來異樣眼光. 我就挑一個人最少的角落坐下唸書. 不久, 幾個班上同學圍過來, 其中一個 "好學生" 先發飆, 問我什麼意思, 我說我什麼意思? 然後他就開始大聲罵暴民, 罵得整個圖書館閱覽室的人都聽得見. 他罵說 "政府養你們這些人", 真的是 "養老鼠咬布袋" 什麼的. 然後又說 "居然連警察也敢打!!"</text:span></text:p>
      <text:p text:style-name="P3"><text:span text:style-name="T2">我說我們不可能打警察, 也沒打過警察, 一直是警察打我們. 沒想到我這話一出口, 他本來罵得怒氣沖天, 卻突然噗嗤一笑說: "你們真的好會污衊政府! 警察怎麼會打人? 呵呵呵呵…" 他笑完之後, 環顧四周, 四周圍觀的同學, 迎著他的目光, 一起附和微笑, 意思是說我 “這個人沒救了”, 別跟他浪費唇舌啦.</text:span></text:p>
      <text:p text:style-name="P3"><text:span text:style-name="T2">我其實沒講什麼話, 後來時間怎麼過的我也忘了, 只記得我最後跟那些同學說的一句話, 我說:“我相信, 總有一天, 你們會知道真相, 當你們再想起今天這些事, 你們會感到後悔."</text:span></text:p>
      <text:p text:style-name="P3"><text:span text:style-name="T2">雖然政府已經由“暴民” 一方擔任, 這些現在依然“擁護政府”的同學, 是否感到後悔, 我不知道, 但我相信, 當他們想起這一幕 "圖書館公審", 應該也會有一種不堪回首的感覺吧? 至少, 陳真不是那樣一個壞人吧? 但是, 當時就算最要好的朋友, 也私下偷偷問我參加這些“鬧事”到底可以賺多少錢.</text:span></text:p>
      <text:p text:style-name="P3"><text:span text:style-name="T2">後來, 我就很習慣拿那些話來打發一些無謂的挑釁或爭論, 我總是說, “讓時間來解決吧, 總有一天, 你會對你現在的想法感到後悔.”</text:span></text:p>
      <text:p text:style-name="P3"><text:span text:style-name="T2">我要說的是, 人跟動物一樣, 具有一種反抗的本能. 我的反抗本能並不強, 挺容易逆來順受, 活在自己愉快的小天地裏, 在一些生活的小趣味或各種小生命上獲得滿足. 但我最不能忍受的是顛倒是非欺壓弱者, 甚至好話說盡, 壞事做絕.</text:span></text:p>
      <text:p text:style-name="P3"><text:span text:style-name="T2">我從國中就一直想當個基礎醫學家, 經常夢想自己在實驗室裏, 用一輩子精力探索顯微鏡底下那些細微生命. 這個夢想越來越強烈, 政治似乎跟我一點關係都沒有, 直到有一天, 我看到方素敏, 看到林弘宣, 看到媒體出現林義雄的照片, 底下寫著一行字: “暴徒林義雄的嘴臉”.</text:span></text:p>
      <text:p text:style-name="P3"><text:span text:style-name="T2">後來北上唸高中, 有一天, 學校外頭遠遠傳來周清玉細細碎碎的哭聲, 老師隨即進行“機會教育”, 跟大家說:“這些壞人用眼淚騙人, 同學們不要上當.”</text:span></text:p>
      <text:p text:style-name="P3"><text:span text:style-name="T2">下課後, 我跟一個常跟他講我的“科學夢” 的同學一起走回家, 談到這些事, 我跟他說, 我常有一種不祥預感, 彷彿我以後會扯入這些事.</text:span></text:p>
      <text:p text:style-name="P3"><text:span text:style-name="T2">幾年後, 我的預感就實現了. 但與其說那是預感, 不如說是反抗, 你可以殺人老母, 你可以殺人一對雙胞胎, 但你不能反過頭來說別人是暴徒, 甚至說是林義雄一伙人自己殺的, 用來嫁禍政府. 這太過份, 這已遠遠超過人性使壞的底線.</text:span></text:p>
      <text:p text:style-name="P3"><text:span text:style-name="T2">我對 “現在的” 民進黨倒還沒有這麼強烈的反感, 至少, 像陳水扁這樣 “自己殺自己” 總好過 “殺別人卻說別人自己殺自己”, 但是, 對那些總是相信 “政府”、甚至為之搖旗吶喊的人, 我那句老話似乎還派得上用場:</text:span></text:p>
      <text:p text:style-name="P3"><text:span text:style-name="T2">“我相信, 總有一天, 你會對你現在的想法感到後悔.”</text:span><text:span text:style-name="T3"><text:line-break/><text:line-break/></text:span><text:span text:style-name="T2">陳真2005. 6. 3.</text:span><text:span text:style-name="T3"><text:line-break/></text:span></text:p>
      <text:p text:style-name="P1"><text:span text:style-name="T2">魏福全 | 2005.06.04 00:25 | </text:span><text:span text:style-name="T1">#</text:span></text:p>
      <text:p text:style-name="P2"><text:span text:style-name="T2">謝謝陳真兄,我得花幾天時間好好想一想,我從來都相信陳真兄的真,我也相信陳真兄有關茶水下毒和車禍事件的說法,我在電視上看過駕駛鐵牛車去撞到扁嫂的人和家屬,都是很純樸的鄉下人,應該是純粹的交通意外事件。我現在只能說''槍擊案是阿扁自導自演''的說法是在我的想像範圍之外,也是心理上很難接受事。</text:span></text:p>
      <text:p text:style-name="P1"><text:span text:style-name="T2">陳真 | 2005.06.03 15:00 | </text:span><text:span text:style-name="T1">#</text:span></text:p>
      <text:p text:style-name="P3"><text:span text:style-name="T2">英國某作家有句名言挺有道理, 他說:“我不在乎謊言, 但我痛恨破綻百出的謊言.” 因為那是在侮辱我們的智商.</text:span></text:p>
      <text:p text:style-name="P3"><text:span text:style-name="T2">陳真 2005. 6. 3.</text:span><text:span text:style-name="T3"><text:line-break/></text:span></text:p>
      <text:p text:style-name="P1"><text:span text:style-name="T2">陳真 | 2005.06.03 14:35 | </text:span><text:span text:style-name="T1">#</text:span></text:p>
      <text:p text:style-name="P10"><text:span text:style-name="T2">魏福全</text:span><text:span text:style-name="T5"><text:s/>| 2005.06.03 02:42 | #</text:span><text:span text:style-name="T2">台灣是個藏不住秘密的地方，沒有的事都會被亂造謠，真正有發生的事很難不被知情者報料。</text:span></text:p>
      <text:p text:style-name="P2"><text:span text:style-name="T2">如果這足以做為一種反駁,那麼將沒有任何真相能成立,比方說是組頭幹的好了,藉著賭博翻盤,可以賺進幾百萬,可是,組頭不會單槍匹馬幹吧? 總會有些人一起策畫,雨露均霑,依你邏輯,怎麼可能不被爆料?所以,依你邏輯,組頭開槍的可能性被排除了. (更何況爆料者,包括開槍者自己,都能領幾千萬賞金,組頭或他的一堆同夥,怎麼可能不爆料?)</text:span></text:p>
      <text:p text:style-name="P2"><text:span text:style-name="T2">再比方說是 陳先生 "底下" 一些民進黨幹部幹的吧,就我了解,應該沒有這麼愚忠的民進黨人才對. 好吧,就算有,他有可能單槍匹馬幹,完全神不知鬼不覺嗎? 總會有一些人一起策畫或透露一些蛛絲馬跡或口風吧? 要不然, 萬一被當場假戲真做給警衛幹掉, 豈不冤枉? 依你邏輯,怎麼可能不被爆料? 所以,依你的邏輯,老二開槍護主登台的可能性也被排除了.</text:span></text:p>
      <text:p text:style-name="P2"><text:span text:style-name="T2">如此一種邏輯,有哪一種版本不能排除?</text:span></text:p>
      <text:p text:style-name="P2"><text:span text:style-name="T2">一種說法,如果可以反駁所有結論,那麼,這說法將無法反駁任何東西. 它只是一種 "迷思".</text:span></text:p>
      <text:p text:style-name="P2"><text:span text:style-name="T2">所謂反駁,必然具有某種 "針對性",而不是反駁一切,凡是可以用來反駁一切的說法,都沒有任何推論價值.</text:span></text:p>
      <text:p text:style-name="P2"><text:span text:style-name="T2">其實,在這樣一種層面上當福爾摩斯是沒有多少意義的,事實上,不管是三一九真調會的調查報告,或是李昌鈺博士的調查報告,或是朱浤源教授的調查報告,都已遠遠超過這個層次.</text:span></text:p>
      <text:p text:style-name="P2"><text:span text:style-name="T2">比方說白血球數值的高低,在那樣短的時間內,生理法則上有無可能達到那樣一種數值和血球組成比例?</text:span></text:p>
      <text:p text:style-name="P2"><text:span text:style-name="T2">比方說壞死組織的產生以及傷口的燒灼痕跡有無可能產生? 子彈接觸皮膚僅零點零零零零好幾個零七秒,這麼短時間內衣物及傷口會有燒灼痕跡嗎? 這麼短時間內有可能導熱導這麼快嗎?</text:span></text:p>
      <text:p text:style-name="P2"><text:span text:style-name="T2">比方說有無可能在瞬間, 分別在那樣的位置下,打出那樣的兩槍,物理法則上有沒有可能...等等,是這一切違反常理之處令人起疑. 該回答該追究的是這樣一些數據層面自然法則層面的東西,而不是憑空推測某一單線故事或某一種心理描述及表情描述,那太 "抽象" 了不是嗎? 那樣一種 “可能這樣也可能那樣” 的推測,當然永遠不可能平息懷疑.</text:span></text:p>
      <text:p text:style-name="P2"><text:span text:style-name="T2">唯一之計就是成立 "獨立調查委員會",必須是獨立調查,道理很簡單,因為邏輯上沒有人能自己調查自己.</text:span></text:p>
      <text:p text:style-name="P2"><text:span text:style-name="T2">我相信自首,相信主動懺悔,但 "自己調查自己" 卻是邏輯上毫無意義的一件事. 因為,某人若有可能老實調查自己,那他何不乾脆自首? 何必調查? 這樣的調查是沒有意義的,概念上根本不存在, 就好像概念上不可能存在一個 "裝滿蘋果的 '空' 籃子" 一樣.</text:span></text:p>
      <text:p text:style-name="P2"><text:span text:style-name="T2">正因為我們不相信某人會自首,所以我們才要調查不是嗎? 這時,若請他自己來調查,那不就等於說我們相信他是誠實的? 既然他是誠實的,那根本不需要調查,他說沒事就沒事不是嗎?</text:span></text:p>
      <text:p text:style-name="P2"><text:span text:style-name="T2">簡單說,這樣一種調查概念,邏輯上不可能存在,鼓吹或容忍這樣一種調查,自己調查自己,那只是在侮辱我們的智商.</text:span></text:p>
      <text:p text:style-name="P2"><text:span text:style-name="T2">陳真 2005. 6. 3.</text:span></text:p>
      <text:p text:style-name="P1"><text:span text:style-name="T2">陳真 | 2005.06.03 06:14 | </text:span><text:span text:style-name="T1">#</text:span></text:p>
      <text:p text:style-name="P3"><text:span text:style-name="T2">補充一下,我知道這樣轉述朋友的私下談話,似乎有點出賣朋友之嫌,特別是他們現在都是當朝權貴,身份尷尬, 多所不便. 但是,這些事實上也都不是什麼祕密,他們不是只跟我一人講過這些話.如果公開追究,我也不相信他們到現在還好意思說扁嫂車禍是政治暗殺.</text:span></text:p>
      <text:p text:style-name="P3"><text:span text:style-name="T2">陳真 2005. 6. 2.</text:span></text:p>
      <text:p text:style-name="P1"><text:span text:style-name="T2">陳真 | 2005.06.03 05:04 | </text:span><text:span text:style-name="T1">#</text:span></text:p>
      <text:p text:style-name="P2"><text:span text:style-name="T2">信不信不靠多數決, 但你現在 "似乎" 是少數人的一方了, 因為連民進黨政客們一般也不信. 至少你是我私下或公開接觸過,唯一一個信的人.</text:span></text:p>
      <text:p text:style-name="P2"><text:span text:style-name="T2">當然, 我認識一些人, 一下說信, 一下說不信, 早上說信, 晚上說不信, 寫 e-mail 說不信, 公開寫文章時就說信, 完全看場合講話, 這些人不算在內. 排除這些之後, 你是我聽過唯一一個信的人.</text:span></text:p>
      <text:p text:style-name="P2"><text:span text:style-name="T2">但是, 信不信得講道理, 而不能憑感覺. 我的道理自槍擊大戲發生的第一刻起, 講了至少十幾萬字, 不想再講.</text:span></text:p>
      <text:p text:style-name="P2"><text:span text:style-name="T2">不信的人, 跟恨不恨阿扁無關, 但信的人通常不了解民進黨式的政治, 特別是不了解阿扁.</text:span></text:p>
      <text:p text:style-name="P2"><text:span text:style-name="T2">王清峰主持的三一九真調會於一月十七日發表了報告(http://www.the319.org.tw/),那報告很長, 我沒仔細看, 瀏覽之後的印象是 "粗糙" "不像唸過自然科學的人寫的東西", 但儘管如此, 裏頭還是有很多線索, 朱浤源教授寫的那本書, 有位朋友還特地從台灣帶來, 送給我看, 我也沒看, 翻一下而已, 但比這報告似乎品質就要好很多, 至少沒有那些無謂的評價.</text:span></text:p>
      <text:p text:style-name="P2"><text:span text:style-name="T2">"信" 必須是在排除所有廣泛的矛盾點或疑點或一大堆所謂巧合或疏忽等等等之後, 才有可能產生的推論或結論.</text:span></text:p>
      <text:p text:style-name="P2"><text:span text:style-name="T2">"信" 必須是在坦然接受各種調查之後,才有可能產生的推論或結論.</text:span></text:p>
      <text:p text:style-name="P2"><text:span text:style-name="T2">但以上兩點必要條件, 完全不具備, 從何信起?</text:span></text:p>
      <text:p text:style-name="P2"><text:span text:style-name="T2">不但連形成結論的必要條件不具備, 而且百般阻撓調查, 甚至故事越編越離譜,連死人都能莫名其妙說他是兇手, 也難怪西方媒體有 “廉價小說” 之譏.</text:span></text:p>
      <text:p text:style-name="P2"><text:span text:style-name="T2">信不信是沒有多少自由的, 畢竟我們不是在談一種宗教.</text:span></text:p>
      <text:p text:style-name="P2"><text:span text:style-name="T2">但你說你 "一直不太相信" 槍擊案是假的，其實這話的意思等於說你也 “一直不太相信” 它是真的, 不是嗎? 所謂信是沒有懷疑的, "不太相信是假的" 跟 "不太相信是真的", 其實是 "同義詞", 說的方式不一樣而已.</text:span></text:p>
      <text:p text:style-name="P2"><text:span text:style-name="T2">這樣一件事, 沒有調查, 統治者就沒有資格說什麼真相已大白. 人們說 "信" 的基礎也完全不存在. 更何況男主角是像阿扁這樣一個說謊成性的人.</text:span></text:p>
      <text:p text:style-name="P2"><text:span text:style-name="T2">這個人自古以來就滿口謊言用盡手段. 我文章提過, 十多年前在兩場政見會上親眼見過他如何假裝拉肚子, 彷彿不久於人世, 救護車喔伊喔伊地開來現場, 十分悲情, 製造一種印象, 彷彿國民黨準備毒殺他似的.</text:span></text:p>
      <text:p text:style-name="P2"><text:span text:style-name="T2">我當時也相信應該有拉肚子這回事吧, 只是覺得他 “藉機” 做悲情秀做得太過火, 可是, 這秀很有殺傷力, 在幾萬人的哭喊下, 效果相當驚人. 這是永康那一場表演.</text:span></text:p>
      <text:p text:style-name="P2"><text:span text:style-name="T2">在新營那一場公辦政見會, 就沒有那麼悲壯, 因為當時台灣人一般都不會參加照本宣科的公辦政見會, 觀眾很少, 大概只有十幾個人, 其他全是記者. 但阿扁的救護車還是喔伊喔伊地開來開去. 這時我已經有點納悶, 拉個肚子有這麼嚴重嗎?</text:span></text:p>
      <text:p text:style-name="P2"><text:span text:style-name="T2">後來我才似乎驚覺, 也許打從一開始根本就沒有所謂茶水裏下毒的事情, 這不是 “藉機做秀”, 而是連這件事本身也是假的, 根本沒有這回事. 國民黨在投票前夕給他下瀉藥做什麼? 讓他更有機會表演悲情秀嗎? 總之, 這一切所謂茶水下毒事件, 似乎全是阿扁一人自說自話.</text:span></text:p>
      <text:p text:style-name="P2"><text:span text:style-name="T2">在當下, 我們往往看不清一些事, 但隨著時間過去, 我們看當事人對事件處理的態度, 就能慢慢明白原來這些似乎都只是一種表演, 而台灣政客(特別是阿扁) 向來對 "政治即表演" 的真理深信不疑, 在他們眼裏, 他們自認為是藝人, 而不是政治人物, 政治是一種演藝事業, 而阿扁正是這項表演事業的鼻祖. 在此之前的政治完全不是這樣.</text:span></text:p>
      <text:p text:style-name="P2"><text:span text:style-name="T2">扁嫂的所謂政治車禍暗殺也是. 這件事我就更了解了, 我還因此和戴振耀他們做過一些抗爭, 比方說 “一人一元, 輪椅行軍”. 我自己也製作了一些抗議傳單, 做好之後, 因為內容太兇, 高雄一些黨外大老, 比如張俊雄, 說這樣不妥(他就是親臨所謂政治車禍現場的黨外律師). 一些黨外的長輩也都叫我不要發這些傳單, 否則會倒大霉.</text:span></text:p>
      <text:p text:style-name="P2"><text:span text:style-name="T2">我很兩難, 於是就打電話去陳水扁家, 問他意見, 他說 "這樣好這樣好, 全部給它發出去, 校園也要發." 我一聽, 反而有點納悶.</text:span></text:p>
      <text:p text:style-name="P2"><text:span text:style-name="T2">後來, 隔年又辦五一九, 我和阿耀一起搭半夜的平快車從高雄上台北, 講起阿扁和扁嫂的政治車禍謀殺, 阿耀竟然帶點神祕地跟我說這事情只是單純車禍, 與政治無關. 他還說, 張俊雄以及江鵬堅 (民進黨創黨黨主席) 都說那車禍與政治無關.</text:span></text:p>
      <text:p text:style-name="P2"><text:span text:style-name="T2">我一聽, 簡直五雷轟頂, 那麼, 這意思是說: 那些什麼 "十幾個人目擊兇手加速撞擊, 甚至還故意在扁嫂身上來回輾壓幾次" 的指控, 全屬虛構?</text:span></text:p>
      <text:p text:style-name="P2"><text:span text:style-name="T2">那時是 1988 年吧? 從此之後我才知道, 原來這個貌似忠厚的阿扁, 不但演技一流, 甚至還會編故事. 所謂演而優則編, 編而優則導, 進而導演了三一九這樣一齣戲.</text:span></text:p>
      <text:p text:style-name="P2"><text:span text:style-name="T2">陳真 2005. 6. 2.</text:span></text:p>
      <text:p text:style-name="P1"><text:span text:style-name="T2">魏福全 | 2005.06.03 02:42 | </text:span><text:span text:style-name="T1">#</text:span></text:p>
      <text:p text:style-name="P3"><text:span text:style-name="T2">我一直不太相信槍擊案會是阿扁自導自演的，這是我的想法，或者應該說是我的感覺.整個選舉的過程以及槍擊後的處理過程中，爭議和問題很多，而最乾淨，最單純的，有可能反而就是這兩顆子彈.</text:span><text:span text:style-name="T3"><text:line-break/></text:span><text:span text:style-name="T2">槍擊案真相</text:span><text:span text:style-name="T3"><text:line-break/></text:span><text:span text:style-name="T2">此案凶手和策畫者可能只有一人，至多二人，才容易保守秘密，而且為的是一個極為不相稱的理由去做的。大概可以排除藍營授意或綠營自導自演的可能性，如果是藍營高層的人欲置陳總統於死地，一定不會吝惜使用更精準而且火力強大的武器，不會使用一鉛一銅的土製子彈。也不太可能是綠營高層所策劃，因為土製手槍和子彈的準確度太差，風險太大，只要角度向內一點打中肝臟，或向上一點中心臟，都有可能致命。若要自導自演一場槍擊案，可以對空鳴槍，也可以射擊車體。而且，要用精準度高的槍枝和神射手，也不可能用土製手槍和子彈。另一個不可能自導自演的理由，是牽涉的人太多，除了策劃人和兇手，還有一群安全隨扈和醫療人員，加起來恐怕不下數十人。台灣是個藏不住秘密的地方，沒有的事都會被亂造謠，真正有發生的事很難不被知情者報料。槍擊案對總統大選當然有影響，但是要說陳總統自導自演，可能性實在太低。</text:span><text:span text:style-name="T3"><text:line-break/></text:span><text:span text:style-name="T2">總統的安全措施</text:span><text:span text:style-name="T3"><text:line-break/></text:span><text:span text:style-name="T2">記得很小的時候，印象中好像曾看過一列好幾台黑頭車隊在中橫公路疾駛而過，街頭上也似乎有一股嚴肅緊張的氣氛，當時曾有人偷偷地說那是蔣總統的車隊。在那個時代，一般老百姓是沒機會看到總統的盧山真面目。近幾年來總統出現的場合，越來越像法會或是神明出巡，安全措施不知不覺中也鬆散到不可思議的程度。包括總統副總統平常不太穿防彈衣，也常同搭一部車，特別是在選戰期間，更是嚴重。台灣的選舉文化，特別重視博感情，候選人要走透透，讓民眾看得到人，最好是能握到手，贏面才會比較大，若要躲在防彈車內，大概也不必選了。勢均力敵的兩組候選人都配備有安全人員，安全措施也都是一樣的鬆散，同樣的事件也很可能會發生在連宋身上。若要批評國安持勤人員的表現不如美國來得專業，其實要考量兩國的國情不同。美國有悠久而慘痛的總統暗殺史，因此，在預防及事發當時的處理是非常熟練而專業。反觀台灣是有史以來第一次有總統被槍擊，大概是任何人都想不到的事。因此，這起事件當中，特勤人員，正副總統甚至是凶手的表現若有讓人覺得不盡理想之處，是應該被多加包涵的。至於送醫就醫過程的種種猜測和批評，也請饒了這些醫療人員吧！很多人光是看到總統受槍擊的新聞就嚇呆了，更何況是在場的特勤和醫療人員，在處理上若有一點慌亂或是過於謹慎之處，會很奇怪嗎?</text:span><text:span text:style-name="T3"><text:line-break/></text:span><text:span text:style-name="T2">破得了案，去不了疑</text:span><text:span text:style-name="T3"><text:line-break/></text:span><text:span text:style-name="T2">兩顆子彈對台灣造成嚴重的傷害，讓台灣人失去快樂，失去了天真，也失去了幽默感。三一九槍擊案即使破得了案，也去不了疑，因恨生疑，疑終不可解。專案小組偵辦此案可說是走一步，就被疑十步。外界質疑家屬是否被脅迫軟禁，其實家屬又不是凶手，警方有何理由和籌碼去威脅家屬？也已經有記者和陳義雄的家屬連絡上了，只是家屬不願多談而已，家屬若有冤屈，警方能隱瞞得了嗎？時代不同了，這麼大的案子，眾目所視，反而讓檢警戰戰競競，不敢惡搞。這個時代還能像軟禁張學良，孫立人一樣，把家屬軟禁一輩子嗎？家屬若有冤屈，只要出來說要開記者會，恐怕全台灣的SNG車和國外的媒體都蜂擁而至，檢警如何能一手遮天？過去警方辦案的確常會用一些不合法和不人道的手段，甚至於今天比較沒人注意的小案子，或許還有可能發生。這是全國甚至國際矚目的案子，只要出一點批漏，就會讓警方吃不完兜著走，過去那種非法脅迫的手法如何敢用？只是許多人甚至記者的想法，都還停留在過去的時代裏。現在是胡亂爆料的時代，沒有的事都會被說成有，真正發生的事，如何能隱瞞？也有人質疑陳義雄既然是經濟有問題，房子又賣不出去，為什麼不讓家人檢舉他，就可以領幾千萬的獎金。其實，像這種賣父賣夫求財的事，豈是人做得出來的？這樣的猜疑，已經脫離人性的範圍了。光是案子本身就讓家屬難以面對社會大眾的眼光，若還要貪得破案獎金，家屬要如何在台灣立足？至於有人質疑陳太太為何要背對攝影機，語氣生硬地發表聲明，似乎在照稿唸。其實大家將心比心，設身處地為她著想，自己的先生犯下這麼重大的案子，兩顆子彈把台灣劈成兩半，這場紛爭還不知道要延燒多久，轟動和衝擊的程度，遠超過過去所發生的任何一個刑案。綠營認為他暗殺總統很可惡，藍營覺得他胡亂開槍很白目。她的心理壓力一定很大，除了自身的壓力，還要擔心其他子女如何繼續正常生活下去，不願面對鏡頭，是人性之常。至於所謂的語氣生硬，像在照稿子唸，也是在巨大壓力之下，謹慎的態度，怕說錯任何一字一句。在這個媒體的時代，要公諸媒體的談話，許多人都是戰戰競競，事先演練多次，避免說錯話，大家設身處地去想，陳太太的表現會很奇怪嗎？陳義雄的兩顆子彈算是阿扁總統天上掉下來的禮物，也讓藍營感覺輸得很冤，憤恨阿扁的挺藍殺手竟讓大選情勢逆轉，這只能說是天意了。</text:span><text:span text:style-name="T3"><text:line-break/></text:span><text:span text:style-name="T2">這個案子還有幾個問題，包括是否還有第二個凶手，是否有人教唆，以及陳義雄的死因為何？都需要進一步調查清楚。推測案子是一個人做的可能性較大，連續打兩發子彈，一個人就能輕易做到，為何要另外再找一個槍手來合作？既然是祕密行刺，當然是知道的人越少越好，以免事跡敗露。這個案子比較像是臨時起意，沒有經過周密的計劃，才會用準度和火力都不太強的改造手槍和子彈，匆匆打了兩槍就跑。如果是經過周密計劃，又找了第二個槍手，後果恐怕不僅於此。這個案子恐怕還有一些問題是很難追查清楚的，只是，喜不喜歡阿扁是一回事，槍是誰開的又是另一回事，不能混為一談。否則因恨生疑，疑如何能解？</text:span><text:span text:style-name="T3"><text:line-break/></text:span></text:p>
      <text:p text:style-name="P1"><text:span text:style-name="T2">陳真 | 2005.06.02 17:30 | </text:span><text:span text:style-name="T1">#</text:span></text:p>
      <text:p text:style-name="P2"><text:span text:style-name="T2">请问大陆的朋友,有两件事我不太明白,第一, 不管亲哪一方,为什幺大陆会有为数不少的人对以巴问题感兴趣? 甚至对它产生一种热情? 为什幺会这样?</text:span></text:p>
      <text:p text:style-name="P2"><text:span text:style-name="T2">在台湾, 以巴问题根本不存在,如果你访问一万个台湾人,我想大概只有一人大约听过以巴之间有所冲突,其它九千九百九十九人大概根本不知道那是什幺东西.</text:span></text:p>
      <text:p text:style-name="P2"><text:span text:style-name="T2">你想,连阿拉法特都会被大学生误以为是船的名字,就可以知道台湾人如何自闭,虽然台湾人常常出国旅游.</text:span></text:p>
      <text:p text:style-name="P2"><text:span text:style-name="T2">但我能理解这种封闭,却不太能理解为什幺会有为数不少的大陆人对以巴问题有一种颇为深入的认识和热情? 为什幺?</text:span></text:p>
      <text:p text:style-name="P2"><text:span text:style-name="T2">我想得出来的唯一解释就是,简体字的世界,以巴问题的信息太多太多,不像台湾,几乎等于零. 我常想,如果台湾也有这幺多信息,那幺, 巴勒网所做的,无非只是像在大海里泼一盆水一样.</text:span></text:p>
      <text:p text:style-name="P2"><text:span text:style-name="T2">不知道我这个解释通不通? 不知道大陆的人是否常有机会在报纸或电视上看到这方面的报导? 我看凤凰卫视,每天都有许多以巴方面的新闻.</text:span></text:p>
      <text:p text:style-name="P2"><text:span text:style-name="T2">第二个问题是,中国政府对以巴问题,有没有什幺强烈立场?</text:span></text:p>
      <text:p text:style-name="P2"><text:span text:style-name="T2">有谁知道以上两个问题的,请指教.</text:span></text:p>
      <text:p text:style-name="P2"><text:span text:style-name="T2">陈真 2005. 6. 2.</text:span><text:span text:style-name="T3"><text:line-break/></text:span></text:p>
      <text:p text:style-name="P1"><text:span text:style-name="T2">陳真 | 2005.06.02 14:57 | </text:span><text:span text:style-name="T1">#</text:span></text:p>
      <text:p text:style-name="P3"><text:span text:style-name="T2">還有人相信這個所謂槍擊案嗎? 挺納悶.</text:span></text:p>
      <text:p text:style-name="P3"><text:span text:style-name="T2">那些指責或嘲笑別人不信的人,他們自己真的還信嗎? 或是自始就不信, 但公開假裝信?</text:span></text:p>
      <text:p text:style-name="P3"><text:span text:style-name="T2">這事情的真相,問底下三個人一定知道: 邱義仁,王幸男,吳淑珍.</text:span></text:p>
      <text:p text:style-name="P3"><text:span text:style-name="T2">陳真 2005. 6. 2.</text:span></text:p>
      <text:p text:style-name="P3"><text:span text:style-name="T2">=============</text:span><text:span text:style-name="T3"><text:line-break/></text:span><text:span text:style-name="T2">中廣新聞網 2005 / 06 / 02 (星期四)</text:span><text:span text:style-name="T3"><text:line-break/><text:line-break/></text:span><text:span text:style-name="T2">國民黨質疑319結案 強調繼續追真相</text:span><text:span text:style-name="T3"><text:line-break/><text:line-break/></text:span><text:span text:style-name="T2">【中廣新聞網 】</text:span><text:span text:style-name="T3"><text:line-break/></text:span></text:p>
      <text:p text:style-name="P3"><text:span text:style-name="T2">偵辦三一九槍擊案的警方專案小組，打算將已經死亡的陳義雄以「嫌疑人」身分移送檢方結案，形同認定槍擊案「破案」，國民黨(新聞、網站)今天表示，扁政府企圖利用法律手段，為政治事件解套，就是掩蓋真相，國民黨還會持續追求真相（繆宇綸報導）</text:span></text:p>
      <text:p text:style-name="P3"><text:span text:style-name="T2">國民黨發言人張榮恭表示，三一九槍擊案很明顯的是政治事件，陳水扁現在的職位也是靠著兩顆子彈而上去的，專案小組現在企圖結案，目的是希望擺脫三一九兩顆子彈的陰影，但是整個事件因為沒有向全世界和台灣人民作完整的交代，只會讓陳水扁永遠摘不掉「兩顆子彈總統」的頭銜張榮恭說，國民黨會透過立法院黨團，讓三一九真調會恢復運作，繼續追查槍擊案真相。</text:span></text:p>
      <text:p text:style-name="P4"><text:span text:style-name="T2"><text:line-break/><text:line-break/><text:line-break/></text:span></text:p>
      <text:p text:style-name="P1"><text:span text:style-name="T2">陳真 | 2005.06.02 14:33 | </text:span><text:span text:style-name="T1">#</text:span></text:p>
      <text:p text:style-name="P2"><text:span text:style-name="T2">~續前沒講完的~</text:span></text:p>
      <text:p text:style-name="P2"><text:span text:style-name="T2">大部份人一定聽過聖經上這樣一個故事,一個婦女犯了錯,必須用石頭砸死.耶穌說,你們之中誰自認為沒有錯的,儘管丟第一顆石頭. 結果沒有人動手.</text:span></text:p>
      <text:p text:style-name="P2"><text:span text:style-name="T2">還好這場面不是發生在台灣或大陸,要不然我看這女生恐怕會死得更慘,因為 "正義之士" 太多了. 特別是有了網路之後,只要看不順眼,馬上就可以用各種方法予以 "制裁",讓對方不堪其擾.</text:span></text:p>
      <text:p text:style-name="P2"><text:span text:style-name="T2">正義感是好的,但你得明白"正義不光只有一個臉孔".你的英雄在對方眼裏,很可能只是個王八蛋,反之亦然. 你更得明白,正義的議論對象是 "事情" 而不是 "人",是人的 "行為" 而不是人之 "本質".</text:span></text:p>
      <text:p text:style-name="P2"><text:span text:style-name="T2">大學時,班上一位家境似乎極其富裕的女同學說,她 "想不通" 為什麼會有女生願意做賤自己,跑去當妓女,說著說著,還加上一句: "我最看不起這種人".</text:span></text:p>
      <text:p text:style-name="P2"><text:span text:style-name="T2">那談話源頭,是針對我當時寫的號稱台灣第一份兒童人權報告,裏面講到數萬雛妓.</text:span></text:p>
      <text:p text:style-name="P2"><text:span text:style-name="T2">我當時沒反駁這女同學. 她說她 "想不通" 為什麼會有人 "年紀輕輕就去當妓女" "為什麼會有父母願意把自己的小孩賣去娼館", 想不通想不通,事實上應該說她 "不願意想通" 才對.</text:span></text:p>
      <text:p text:style-name="P2"><text:span text:style-name="T2">主流對非主流的人與事,或是日子過得爽爽的人對辛苦過日子的人,總是不願理解,或者說不屑理解,畢竟要理解並不難,看你願不願意而已. 不理解就算了,偏偏喜歡對人評價一番,彷彿他可以看透你的靈魂似的.</text:span></text:p>
      <text:p text:style-name="P2"><text:span text:style-name="T2">人們對所謂恐怖份子的態度也一樣,你可以說這樣的行為違法,但你不應該高高在上給予道德譴責,那是很偽善的.</text:span></text:p>
      <text:p text:style-name="P2"><text:span text:style-name="T2">天底下所有人的個性是否就那幾種,我不敢說,但至少華人的個性我很了解. 當你看到一個華人用漂亮詞彙譴責恐怖份子時,那就是偽善. 如果不是出於偽善,那也只能說這個人IQ 有問題,想像能力更是有問題,視野狹隘成一直線,他無法理解眼前三寸以外的天地.</text:span></text:p>
      <text:p text:style-name="P2"><text:span text:style-name="T2">達賴說過一個故事,他說有個人迷了路,在山洞裏遇到一位大師,大師幫了這旅人,給他食物,還給他指出方向. 旅人問大師一個人躲在山洞裏幹啥啊? 大師說他在鍛鍊修養.</text:span></text:p>
      <text:p text:style-name="P2"><text:span text:style-name="T2">臨走時,旅人騎上馬,告別之後,回頭丟下一句: "練修養? 哈哈哈,我看你根本就是個笨蛋!" 結果後頭傳來大師一連串$@&amp;$&amp;(#@$. 旅人回應了一句說:大師別生氣,你不是在練修養嗎? 說完騎馬揚長而去.</text:span></text:p>
      <text:p text:style-name="P2"><text:span text:style-name="T2">大師有沒有練好修養我不知道,但現實生活中似乎也是這樣,那些喜歡用漂亮言詞譴責非主流人事物的人,在我看來,他們只是喜歡吃人豆腐.</text:span></text:p>
      <text:p text:style-name="P2"><text:span text:style-name="T2">這樣一些人,別說你害他家破人亡,通常你讓他稍微有點不如意或稍微冒犯,馬上就會耍陰耍狠,用百倍陰狠報復對方或懷恨在心,結下一輩子的樑子. 台灣學界醫界或文藝界這個界那個界,不就盛產這樣一種道貌岸然的 "翩翩君子" 嗎?</text:span></text:p>
      <text:p text:style-name="P2"><text:span text:style-name="T2">翩翩君子之外,有些人,在我眼裏真的是好人,但他們的好似乎只是因為他們不需要去犯法而已,就好像我不會擔心連戰來我家搶劫一樣. 不是因為我對他的人格有信心,而是因為我知道他根本不需要這麼做.</text:span></text:p>
      <text:p text:style-name="P2"><text:span text:style-name="T2">這樣的一些好人,日子過得爽爽的,這樣就好了,不要擺出清高姿態教訓為非作歹的人. 我們沒怪他們過得太爽就已經很仁慈了,他怎麼還好意思跟我們講什麼愛的道理講什麼禮義廉恥世界大同呢?</text:span></text:p>
      <text:p text:style-name="P2"><text:span text:style-name="T2">我曾對暴力有所期待,對甘地或梭羅的非暴力感到懷疑,但那是十幾年前的事了,與其說是維根斯坦治好了我的懷疑主義,不如說是街頭上那無數的流浪狗,牠們的無辜和無言,讓我似乎明白了什麼才是力量的來源.</text:span></text:p>
      <text:p text:style-name="P2"><text:span text:style-name="T2">即便是這樣,我還是不會去譴責恐怖份子.</text:span></text:p>
      <text:p text:style-name="P2"><text:span text:style-name="T2">高達思想很左傾,他歌頌抵抗,讚賞游擊隊,但他似乎也不認同恐怖主義. 在他今天這部電影裏,他說,恐怖主義讓我們隨時身處險境,每個人都具有潛在威脅,大家都會成為受害者.(這是我自己的話,我的轉述,但他的電影跟音樂一樣,很難這樣轉述)</text:span></text:p>
      <text:p text:style-name="P2"><text:span text:style-name="T2">片中一位去到 Sarajevo (塞拉耶佛)和巴勒斯坦拍片(?)的女生,後來也發動了自殺攻擊,在劇場(?)裏,她給周圍的人和觀眾五分鐘逃命,但她說,如果有人願意留下,陪她一起自殺,那她會很高興.</text:span></text:p>
      <text:p text:style-name="P2"><text:span text:style-name="T2">結果,所有人都逃掉了,只剩下她一人,不久之後,"反恐小組" 掩至,立刻殺了這女生,她都還來不及打開包包,引爆炸彈,但她被殺死後,人們卻發現她包包裏只有一些書,什麼炸彈也沒有.</text:span></text:p>
      <text:p text:style-name="P2"><text:span text:style-name="T2">片中旁白說: "我們都是有罪的." 只是我們自己不知道而已. 片尾出現了一整段被美軍保護的 "天堂".</text:span></text:p>
      <text:p text:style-name="P2"><text:span text:style-name="T2">這電影當然不是在講這些,這些只是無數重點之一,而且統統經過我嚴重扭曲,扭曲成 "白話文".</text:span></text:p>
      <text:p text:style-name="P2"><text:span text:style-name="T2">這電影所呈現的,遠遠不是我所能轉述,甚至沒辦法說這電影到底在演些什麼.跟他所有電影一樣,我只能給它一些關鍵字,比方說 image (影像),比喻 (metaphor),語言(language, word, text..),抵抗(resistance),意義(meaning),生存(existence).</text:span></text:p>
      <text:p text:style-name="P2"><text:span text:style-name="T2">高達在我看來, 是全世界最會講故事最會寫詩的人,我常跟學姐說,高達的深刻,他的 "詩情畫意",他對影像對聲音對文字的掌握,不但空前,而且很可能絕後,我實在很難想像在往後五千年內能出現一個比他更會寫詩更懂得詩的人.</text:span></text:p>
      <text:p text:style-name="P2"><text:span text:style-name="T2">別說 "寫詩" 很無聊,人家在第一線拼命,你在大後方寫詩談哲學;事實上,這些莫名其妙的影像文字和聲音,透過奇妙的組合,讓我們看見一些前所未見甚至無從想像的東西;它擴張了我們的想像力,而想像力似乎帶來一種救贖和出路.</text:span></text:p>
      <text:p text:style-name="P2"><text:span text:style-name="T2">這電影還沒看的趕快去看啊,如果你看了會覺得好看,那我真的會很懷疑你是否誠實.萬一你真的覺得感動,那你就完了,你一定是有病!什麼病? 哲學病. 這種病很難醫,有時覺得它已經痊癒,有時卻又覺得好像越醫越嚴重.</text:span></text:p>
      <text:p text:style-name="P2"><text:span text:style-name="T2">陳真 2005. 6. 1.</text:span></text:p>
      <text:p text:style-name="P1"><text:span text:style-name="T2">选择 | 2005.06.02 12:16 | </text:span><text:span text:style-name="T1">#</text:span></text:p>
      <text:p text:style-name="P3"><text:span text:style-name="T2">是谁在破坏停火协议？</text:span><text:span text:style-name="T3"><text:line-break/></text:span><text:span text:style-name="T2">=========================</text:span><text:span text:style-name="T3"><text:line-break/><text:line-break/></text:span><text:span text:style-name="T2">巴勒斯坦8家军事组织威胁重新恢复对以色列袭击</text:span></text:p>
      <text:p text:style-name="P3"><text:span text:style-name="T3"><text:line-break/></text:span><text:span text:style-name="T2">　　中新网2月1日电 据法新社报道，身在加沙的巴勒斯坦武装分子31日威胁将重新恢复对以色列的袭击，此举为即将进行的“巴以约旦河西岸安全控制权”的移交工作投下了阴影。</text:span></text:p>
      <text:p text:style-name="P3"><text:span text:style-name="T2">　　8家巴勒斯坦军事组织列出了一份以色列军队的“侵犯行为”，指责以色列违犯了双方军事组织与该国领导人阿巴斯达成的“冻结”协议。</text:span></text:p>
      <text:p text:style-name="P3"><text:span text:style-name="T3"><text:line-break/></text:span><text:span text:style-name="T2">在该协议中，各方军事组织同意暂停军事袭击行为。</text:span></text:p>
      <text:p text:style-name="P3"><text:span text:style-name="T2">　　“</text:span><text:span text:style-name="T6">敌</text:span><text:span text:style-name="T2">人已经通过持续的侵犯挑战我们的和平时期，我们不能视而不见，不能允许犹太</text:span><text:span text:style-name="T6">敌</text:span><text:span text:style-name="T2">人继续他们的侵犯行为，”这8家军事组织在一份声明中说。</text:span></text:p>
      <text:p text:style-name="P3"><text:span text:style-name="T2">　　在该声明发布的几小时前，一名10岁的巴勒斯坦女孩在加沙城南部被枪击致死。</text:span></text:p>
      <text:p text:style-name="P3"><text:span text:style-name="T2">　　声明中称，尽管巴武装组织在过去11天里一直遵守了“停火”协定，但以色列已经</text:span><text:span text:style-name="T6">杀</text:span><text:span text:style-name="T2">死了22名巴勒斯坦人，发动了33次入侵活动，进行了196次逮捕行动。</text:span></text:p>
      <text:p text:style-name="P1"><text:span text:style-name="T2">选择 | 2005.06.02 12:14 | </text:span><text:span text:style-name="T1">#</text:span></text:p>
      <text:p text:style-name="P2"><text:span text:style-name="T2">热爱以色列的几类人ZT</text:span><text:span text:style-name="T3"><text:line-break/></text:span><text:span text:style-name="T2">佚名</text:span></text:p>
      <text:p text:style-name="P2"><text:span text:style-name="T2">　　开门见山无需客套.</text:span><text:span text:style-name="T3"><text:line-break/></text:span><text:span text:style-name="T2">　　</text:span><text:span text:style-name="T3"><text:line-break/></text:span><text:span text:style-name="T2">　　 学者型:此类网友对犹太民族的政治、历史、文化、宗教等抱有浓厚兴趣,有强烈的了解欲望,在兴趣与了解欲望的驱动下获取关于犹太民族的各方知识,对以色列及犹太民族的历史政治文化宗教有较完整的认知.知识贮备丰富,对巴以冲突,犹太民族同阿拉伯民族的恩怨纠葛有清晰的脉络,在对犹太民族的了解中产生一种爱屋及乌的情感,虽有偏袒仍不失客观理性,此类网友值得尊重,可惜寥寥无几.</text:span><text:span text:style-name="T3"><text:line-break/></text:span><text:span text:style-name="T2">　　</text:span><text:span text:style-name="T3"><text:line-break/></text:span><text:span text:style-name="T2">　　 木偶型:这是一个庞大的群体,绝对是热爱以色列的主力军.他们片面的获取有关以色列的知识,对犹太民族缺乏了解,不加分辨不加思考全盘接收犹太民族的优缺点,对以色列怀有一种母爱情结,(除了母爱可以对这类人的感情做一个合理的解释外,再也找不出人类还有什么样的爱可以表达他们这种无私至真的情感)这种母爱情结建立在毫无理性无需理由的基础上,这已注定此类群体在认知以色列的过程中不可避免的产生矛盾困惑,他们不能接受有良知的犹太青年拒服兵役,(在他们眼里这些人都是胆小怕死的败类)不能理解犹太作家学者对本民族的批判对他族的宽容(还有对自己民族不满的人?叛徒!)更不能想象竟然会有以色列人会为阿拉法特充当人体盾牌(疯了!疯了!!为</text:span><text:span text:style-name="T6">敌</text:span><text:span text:style-name="T2">人去卖命?!)在这种伟大母爱的感召下,木偶型的人思维简单逻辑混乱两个凡是的理论得到充分实践与发扬,那就是凡是我爱之人的</text:span><text:span text:style-name="T6">敌</text:span><text:span text:style-name="T2">人必是我的</text:span><text:span text:style-name="T6">敌</text:span><text:span text:style-name="T2">人,凡是我爱之人所犯的错即是对,纵然有错也要为其寻找一千条理由证明他所犯下的错即是对.</text:span><text:span text:style-name="T3"><text:line-break/></text:span><text:span text:style-name="T2">　　</text:span><text:span text:style-name="T3"><text:line-break/></text:span><text:span text:style-name="T2">　　 在他们眼中,以色列是一件精美绝伦的瓷器,你不能指出他的瑕疵,更不能轻易触碰,如果,如果有人不小心犯了此禁忌,那么,他将会在唾沫与帽子间迷失自己.(要想回到红海洋的朋友不妨试一试,这也算是对自己心理承受能力的一个验证),总之,这是情绪饱满士气高昂的一群人,为了保持对以色列的高度热爱,他们相信谎言,仇视他族,攻击异议,愚昧,狭隘,恶毒,虚伪在这类族群中大放异彩,成为一道可观性极强的风景线.</text:span><text:span text:style-name="T3"><text:line-break/></text:span><text:span text:style-name="T2">　　</text:span><text:span text:style-name="T3"><text:line-break/></text:span><text:span text:style-name="T2">　　 而此类人中等而下之的就是那些怀有种族主义纳粹思想的人,他们一边念念不忘犹太民族曾遭受的苦难,一边大义凛然的给另一个民族贴上劣等民族的标签,这一切令人怀疑他们究竟是在热爱一个民族还是在为再一次的屠</text:span><text:span text:style-name="T6">杀</text:span><text:span text:style-name="T2">招魂开路?</text:span><text:span text:style-name="T3"><text:line-break/></text:span><text:span text:style-name="T2">　　</text:span><text:span text:style-name="T3"><text:line-break/></text:span><text:span text:style-name="T2">　　 第三类型的人由一些伪专家伪学者的人组成,属于毒蛇型.这类人不知羞耻用谎言煽动大众,手段卑劣动机可疑.分析之下大致有这几种因素;</text:span><text:span text:style-name="T3"><text:line-break/></text:span><text:span text:style-name="T2">　　</text:span><text:span text:style-name="T3"><text:line-break/></text:span><text:span text:style-name="T2">　　 1,因个人怀有母爱情结所以制造中以友好的幻象以唤起国人对以色列的无限热爱</text:span><text:span text:style-name="T3"><text:line-break/></text:span><text:span text:style-name="T2">　　 2,仇视阿拉伯民族仇视伊斯兰教的渣滓.</text:span><text:span text:style-name="T3"><text:line-break/></text:span><text:span text:style-name="T2">　　 3,在民族间制造矛盾心怀不轨者.</text:span><text:span text:style-name="T3"><text:line-break/></text:span><text:span text:style-name="T2">　　 大约有人看到这里血液又要沸腾了.</text:span><text:span text:style-name="T3"><text:line-break/></text:span><text:span text:style-name="T2">　　</text:span><text:span text:style-name="T3"><text:line-break/></text:span><text:span text:style-name="T2">　　 还有为数不多的民族主义者,他们认同以色列在军事上的强盛,在清算纳粹罪行上的彻底.属于摇摆不定型,当国家利益横亘在眼前时他们惟有沉默.</text:span><text:span text:style-name="T3"><text:line-break/></text:span><text:span text:style-name="T2">　　</text:span><text:span text:style-name="T3"><text:line-break/></text:span><text:span text:style-name="T2">　　 还有一些走马观花型的</text:span></text:p>
      <text:p text:style-name="P1"><text:span text:style-name="T2">选择 | 2005.06.02 11:56 | </text:span><text:span text:style-name="T1">#</text:span></text:p>
      <text:p text:style-name="P3"><text:span text:style-name="T2">以色列的地狱VS巴勒斯坦的天国</text:span></text:p>
      <text:p text:style-name="P3"><text:span text:style-name="T2">一文来自美国一位极端助纣为虐的拥以色列的专栏记者之手,其极端仇视伊斯兰,在美国大学校园里更是臭名</text:span><text:span text:style-name="T6">远</text:span><text:span text:style-name="T2">扬..</text:span><text:span text:style-name="T3"><text:line-break/></text:span><text:span text:style-name="T2">那位转帖的ID所谓"反对恐怖主义"其本身也是一名支持以色列的侵略占领巴勒斯坦,血腥,残暴</text:span><text:span text:style-name="T6">杀</text:span><text:span text:style-name="T2">害,压迫巴勒斯坦人的哈以网上恐怖分子,很可惜,在大陆,现在这种人很多,长期受到别有用心的人的误导,认为巴勒斯坦一方是恐怖分子,而以色列是受害一方,与事实完全不一样..</text:span></text:p>
      <text:p text:style-name="P3"><text:span text:style-name="T2">daniel pipes 是怎么的人,可以在网上查得到..以下是这个文章的原文出版联接...</text:span><text:span text:style-name="T3"><text:line-break/></text:span><text:span text:style-name="T2">http://www.danielpipes.org/article/2534</text:span></text:p>
      <text:p text:style-name="P1"><text:span text:style-name="T2">陳真 | 2005.06.02 07:27 | </text:span><text:span text:style-name="T1">#</text:span></text:p>
      <text:p text:style-name="P4"><text:span text:style-name="T2"/></text:p>
      <text:p text:style-name="P5"><text:span text:style-name="T4">反對恐怖主義</text:span><text:span text:style-name="T2"><text:s/>| 2005.06.02 04:20 | #</text:span></text:p>
      <text:p text:style-name="P10"><text:span text:style-name="T2">陳真就宣稱他也可以去當肉彈，那不是公開支持暴力是什麽？只是奇怪至今也沒見他自己去爆炸，卻還在高談闊論，煽動別人去幹暴力勾當。</text:span></text:p>
      <text:p text:style-name="P4"><text:span text:style-name="T2"/></text:p>
      <text:p text:style-name="P2"><text:span text:style-name="T3"><text:line-break/></text:span><text:span text:style-name="T2">呵呵,冷靜先生是忠實讀者,但怎麼每次都喜歡扭曲別人的意思? 真叫我啞口無言啊.</text:span></text:p>
      <text:p text:style-name="P2"><text:span text:style-name="T2">舉個例好了,一行禪師說,如果他跟那個姦殺擄掠的海盜一樣,出生在某個時空,有過同樣某種遭遇,他也許也會變成那樣一個海盜.</text:span></text:p>
      <text:p text:style-name="P2"><text:span text:style-name="T2">如果這是一題閱讀測驗,各位小朋友會選擇哪個答案?</text:span></text:p>
      <text:p text:style-name="P2"><text:span text:style-name="T2">A. 一行禪師夢想成為一名海盜.</text:span><text:span text:style-name="T3"><text:line-break/></text:span><text:span text:style-name="T2">B. 一行禪師讚賞姦殺擄掠.</text:span><text:span text:style-name="T3"><text:line-break/></text:span><text:span text:style-name="T2">C. 一行禪師跟海盜其實是一夥的.</text:span><text:span text:style-name="T3"><text:line-break/></text:span><text:span text:style-name="T2">D. 以上皆非.</text:span></text:p>
      <text:p text:style-name="P2"><text:span text:style-name="T2">這應該是送分題才對吧? 但我當然不是說自殺攻擊者是海盜. 我甚至不敢說自殺攻擊是不道德的;我只能說我個人不希望看到那樣的事,畢竟每一條人命背後都會有人為之垂淚.</text:span></text:p>
      <text:p text:style-name="P2"><text:span text:style-name="T2">但我也不敢說自己是 "非暴力人士",我嚮往那樣的境界,但我的境界只有三四層樓那麼高;心嚮往,卻不可至.</text:span></text:p>
      <text:p text:style-name="P2"><text:span text:style-name="T2">我有說清楚了吧?</text:span></text:p>
      <text:p text:style-name="P2"><text:span text:style-name="T2">人與人之間,所謂 "衝突" 或 "歧見",許多時候只是一種閱讀或表達能力的問題,更多時候則是一種 "意願",看你願意或不願意理解對方. 理解別人一點也不難,看你願不願意去理解而已.</text:span></text:p>
      <text:p text:style-name="P2"><text:span text:style-name="T2">政客特別喜歡簡單化問題,把異己的思想行為或遭遇等給簡單化,使之一文不值或充滿邪惡,這樣一種簡化,通常有助於選票或個人偏見之推廣(比方說民進黨喜歡扣人 "賣台" 的帽子或 "不愛台灣" 等,並且特別喜歡簡化歷史,把複雜的東西簡化得像什麼卡通片那樣),但我們不該效法政客,因為這對誰都沒有好處.</text:span></text:p>
      <text:p text:style-name="P2"><text:span text:style-name="T2">也許我也曾是 "政客" 的一份子,比方說在黨外時期(台灣戒嚴時期),我整天寫東西或四處鼓動三寸不爛之舌妖魔化國民黨,但我不是故意的,我只是出於無知進而自欺欺人,不久之後,我從這一團虛構的噩夢中清醒,不再自欺欺人.</text:span></text:p>
      <text:p text:style-name="P2"><text:span text:style-name="T2">慢慢地我似乎更明白了一種廢話一般的道理: 原來 "壞人" 也是人!他們只是某些行為壞,但他們跟我們一樣都是人,只要稍微換個時空和遭遇,我們每個人都很有可能互換角色;你成為兵,我成為賊,誰追誰都還不一定.</text:span></text:p>
      <text:p text:style-name="P2"><text:span text:style-name="T2">角色不是純粹由我們自己作主,我倒寧可像莎士比亞那樣,把世界看成一個舞台,老天爺是導演兼編劇,分派我這樣一個角色. 如果這個角色意味著善,那並不是因為我是個善人,不是 "我" 的成就,而是因為 "我" 這個神祕現象來到這世上某個時空,擁有某種生理條件或物質條件,於是 "我" 成為這樣一個角色. 至於角色背後,大家都是人,有著類似的哀樂和夢想,差異不大.</text:span></text:p>
      <text:p text:style-name="P2"><text:span text:style-name="T2">剛剛從電影院出來,因為每周三一張票可以兩個人看. 看的是高達今年的最新作品,叫 Notre Musique (我們的音樂),裏面有一句維根斯坦式的旁白:</text:span></text:p>
      <text:p text:style-name="P2"><text:span text:style-name="T2">"""試著去看! 試著去想像!前者你需要睜大眼睛,'請看這個!' 後者你得閉上眼睛.""""</text:span></text:p>
      <text:p text:style-name="P2"><text:span text:style-name="T2">不需要動什麼腦筋,畢竟我們也沒有什麼艱難的知識要教給各位,如果一定要給巴勒網或親系譜立個宗旨,那我倒希望它能成就像這樣兩件事,一件是睜開眼睛,一件是閉上眼睛.</text:span></text:p>
      <text:p text:style-name="P2"><text:span text:style-name="T2">當我叫你看哪裏以及怎麼看時,你就睜大眼睛照那樣去看! 睜開是為了閉上,如果你不閉上眼睛,那你將什麼也看不見. 當你閉上眼時,你卻似乎可以看見一些不是肉眼可見的東西.</text:span></text:p>
      <text:p text:style-name="P2"><text:span text:style-name="T2">我這樣講,不知道會不會太玄? 哈巴狗企業畢竟不是一言堂,但我自己一直是這麼想的.如果我們只是要鼓吹某一種政治立場,我不知道紙上談兵有什麼意義.</text:span></text:p>
      <text:p text:style-name="P2"><text:span text:style-name="T2">對我來說,當烈士比當非暴力人士要簡單太多太多. 政治上,我可以毫不羞赧地說自己是個烈士,至少我一直有著那樣的勇氣和表現,面對槍炮黑牢,當我還是個大學生時,我就不曾有過畏懼.</text:span></text:p>
      <text:p text:style-name="P2"><text:span text:style-name="T2">甘地說,"我們越無辜,我們就越有力量". 對我來說,"不恨" 或 "不使力" 要比 "不怕死" 困難太多,就好像忍受屈辱要比追求公道困難太多一樣. 正因為它太難,所以它也會更有力量.</text:span></text:p>
      <text:p text:style-name="P2"><text:span text:style-name="T2">現在有人在外面一直喊我,叫我去看鄧麗君紀念專輯,喊個不停,先講這樣吧.</text:span></text:p>
      <text:p text:style-name="P2"><text:span text:style-name="T2">陳真 2005. 6. 1.</text:span></text:p>
      <text:p text:style-name="P1"><text:span text:style-name="T2">反對恐怖主義 | 2005.06.02 04:20 | </text:span><text:span text:style-name="T1">#</text:span></text:p>
      <text:p text:style-name="P3"><text:span text:style-name="T2">陳真就宣稱他也可以去當肉彈，那不是公開支持暴力是什麽？只是奇怪至今也沒見他自己去爆炸，卻還在高談闊論，煽動別人去幹暴力勾當。</text:span></text:p>
      <text:p text:style-name="P1"><text:span text:style-name="T2">wendelin | 2005.06.02 00:07 | </text:span><text:span text:style-name="T1">#</text:span></text:p>
      <text:p text:style-name="P2"><text:span text:style-name="T2">"巴勒斯坦人的暴力就不是暴力了？" 咦, 有人支持巴勒斯坦人的暴力嗎? 此網站介紹不就說'支持非武力直接行動'嗎, 怎麼有人(1)看不懂中文 (2)老愛玩這種無聊的修辭平等邏輯</text:span></text:p>
      <text:p text:style-name="P1"><text:span text:style-name="T2">反對恐怖主義 | 2005.06.01 23:41 | </text:span><text:span text:style-name="T1">#</text:span></text:p>
      <text:p text:style-name="P3"><text:span text:style-name="T2">怡靜是誰呀？</text:span></text:p>
      <text:p text:style-name="P1"><text:span text:style-name="T2">反對恐怖主義 | 2005.06.01 23:39 | </text:span><text:span text:style-name="T1">#</text:span></text:p>
      <text:p text:style-name="P2"><text:span text:style-name="T2">巴勒斯坦人的暴力就不是暴力了？</text:span></text:p>
      <text:p text:style-name="P1"><text:a xlink:type="simple" xlink:href="http://palinfo.habago.org/mt-comments.cgi?__mode=red&amp;id=422"><text:span text:style-name="T1">wendelin</text:span></text:a><text:span text:style-name="T2"> | 2005.06.01 23:01 | </text:span><text:span text:style-name="T1">#</text:span></text:p>
      <text:p text:style-name="P3"><text:span text:style-name="T2">對阿</text:span><text:span text:style-name="T3"><text:line-break/></text:span><text:span text:style-name="T2">以巴想搞兩個國家或是合成一個國家, 那是人民的意志自由. 以色列的阿拉伯人想繼續當以色列人或是去隔壁當巴勒斯坦人; 巴勒斯坦人想去當以色列人, 或是當以巴以外國家的人,那都不關我們的事.</text:span><text:span text:style-name="T3"><text:line-break/></text:span><text:span text:style-name="T2">我關心的, 譴責的, 是以色列在巴勒斯坦區域內的非法佔領和軍事鎮壓, 以及各種無形有形精神身體的暴力手段.</text:span></text:p>
      <text:p text:style-name="P1"><text:span text:style-name="T2">反對恐怖主義 | 2005.06.01 22:33 | </text:span><text:span text:style-name="T1">#</text:span></text:p>
      <text:p text:style-name="P2"><text:span text:style-name="T2">換句話說你們根本不在乎大多數巴勒斯坦人想什麽，只是要滿足你們那點反主流的虛榮心而已。</text:span></text:p>
      <text:p text:style-name="P1"><text:span text:style-name="T2">反對國家恐怖主義 | 2005.06.01 21:49 | </text:span><text:span text:style-name="T1">#</text:span></text:p>
      <text:p text:style-name="P3"><text:span text:style-name="T2">這個"冷靜"怎麼老像ghost一樣，偶爾出現，然後就是丟一段文字，提一些我們不知如何回答的問題，要不就是丟一篇文章，然後又消失的無影無蹤，也不註明轉貼文章的作者是誰或轉載來源，這樣不太好吧！</text:span></text:p>
      <text:p text:style-name="P3"><text:span text:style-name="T2">喔！巴勒斯坦人喜歡誰或給誰管，我們不太在乎。這是個人自由嘛！像台灣有人喜歡自己管，也有人喜歡給對岸管，更多人想給美國管。啊不過世上大多數的人大概是沒什麼選擇吧！？</text:span></text:p>
      <text:p text:style-name="P3"><text:span text:style-name="T2">自以為是的怡靜</text:span></text:p>
      <text:p text:style-name="P1"><text:span text:style-name="T2">反對恐怖主義 | 2005.06.01 19:17 | </text:span><text:span text:style-name="T1">#</text:span></text:p>
      <text:p text:style-name="P2"><text:span text:style-name="T2">好好看看吧，看看巴勒斯坦人到底喜歡誰。你們還自以爲是。</text:span></text:p>
      <text:p text:style-name="P2"><text:span text:style-name="T2">以色列的地狱VS巴勒斯坦的天国</text:span></text:p>
      <text:p text:style-name="P2"><text:span text:style-name="T2">在巴勒斯坦当局于2005年1月进行选举时，在耶路撒冷的阿拉伯人相当部分没有投票因为怕会失去以色列的公民权。例如，新闻协会的人提到了拉比-密，一个28岁的卡车司机，他表达了对阿巴斯的强烈支持，但他不打算去投票。“我不愿投票，我不想碰运气。”问及为什么不去投时，另一个出租车司机激烈地反应道：“你在开玩笑么？想把一个腐败的政府引进来？我才不干。”</text:span></text:p>
      <text:p text:style-name="P2"><text:span text:style-name="T2">在耶路撒冷的阿拉伯人分为两类：一类认为以色列的统治比阿拉伯国家好，另一类则宁可留在以色列的统治下。</text:span></text:p>
      <text:p text:style-name="P2"><text:span text:style-name="T2">对巴勒斯坦当局说不</text:span></text:p>
      <text:p text:style-name="P2"><text:span text:style-name="T2">生活在以色列的巴勒斯坦人当中，特别是生活在耶路撒冷和“加利利三角”的人当中，有相当一部分人愿意留在以色列。</text:span></text:p>
      <text:p text:style-name="P2"><text:span text:style-name="T2">在2000年中，以色列把耶路撒冷的一些阿拉伯人为主的地区交给巴勒斯坦当局时，耶路撒冷的阿拉伯人表现得并不高兴。冷眼观察阿拉法特的权力机构，他们看到的是寡头政治和腐败的官僚，一帮子由亡命之徒组成的警察部队和一个衰败的经济。阿拉法特的毫无事实根据的吹牛（我们是阿拉伯沙漠中的民主绿洲）只会使他们更加怀疑。</text:span></text:p>
      <text:p text:style-name="P2"><text:span text:style-name="T2">阿布达-拉扎克，一个耶路撒冷的市民很矛盾地指出“看看在拉马拉、希布伦还有加沙发生了些什么”并反问“那里的居民是否安宁”。一个参加以色列举办的考试的医生写道：</text:span></text:p>
      <text:p text:style-name="P2"><text:span text:style-name="T2">当整个世界都在谈论阿拉伯耶路撒冷的未来时，却没任何人过问一下我们的意见。国际社会和以色列左翼看来先入为主地认为我们愿意生活在阿拉法物的统治下，但事实是我们不愿。我们大多数人并不称赞阿拉法特和他身边的那些驻虫，我们想留在以色列。至少我们在这边不会因为发表自由恋爱的言论而被投入监狱，而且工资也很不错。</text:span></text:p>
      <text:p text:style-name="P2"><text:span text:style-name="T2">另一个耶路撒冷居民干脆描述“以色列的地狱都比阿拉法特的天国要好。我们知道以色列的统治令人厌恶，但是我们本能地感觉到巴勒斯坦统治只会更坏。”</text:span></text:p>
      <text:p text:style-name="P2"><text:span text:style-name="T2">北耶路撒冷Bayt Hanina社区的区长胡萨姆-瓦达德承认，当一想到将要生活在阿拉法特和巴勒斯坦统治之下时，人们的恐慌溢于言表。“超过百分之50的东耶居民生活在贫困线上，而一旦没有了以色列国家银行机构提供的补贴生活会变成什么样子。”法达尔-塔哈布，一个巴勒斯坦民族协会的人如是说。据估计在20万阿拉伯居民当中有百分之70的人愿意留在以色列治下。生活在可能将移交巴方的Ras al-‘Amud地区的一个社会工作者说“如果能保证调查的绝对保密的话，我敢肯定绝大部分的阿拉伯居民都会愿意保持现状。”</text:span></text:p>
      <text:p text:style-name="P2"><text:span text:style-name="T2">事实上，当巴方的要求十分迫切而且看来可能实现的2000年，以色列内务部报告在东耶的阿拉伯居民的入籍申请暴增。耶路撒冷理事之一罗尼阿隆尼，听取了许多阿拉伯居民的不愿受巴勒斯坦统治的意见。“他们说“我们不想变得和西岸还有加沙一样。我们有以色列身份，我们这里的生活很愉快，即使以色列统治再不好，也总比巴勒斯坦当局好。”沙隆姆-古德斯坦，耶路撒冷市长的一个阿拉伯事务顾问也得出了同样的观点：“人们看到了在巴控区发生的事情，扪心自问：感谢真主，我们有以色列的身份证。实际上，大部分的阿拉伯人宁可生活在以色列控制下也不愿象在亚西尔阿拉法特那样的一个独裁的、腐败的政权下生活。”</text:span></text:p>
      <text:p text:style-name="P2"><text:span text:style-name="T2">所以2000年有如此之多的耶路撒冷阿拉伯人要求获得以色列身份以至于官方不得不发布命令限制这种做法因为这样等于直接承认了以色列在耶路撒冷的主权。法西尔-阿尔-胡撒尼，巴解中耶路撒冷事条的主管官员说得很明白“要获得以色列公民权就是叛徒行动”并以人身安全相威胁。当发现威胁只会适得其反之后，他马上又使出一着，声称耶路撒冷的阿拉伯居民一旦去获取以色列公民权将会被没收房产。巴勒斯坦的官方广播也同一口径，指责这些人是“叛徒”并威胁他们将“被追到天涯海角”。巴方由从监狱里放出的罪犯和恐怖分子及冷血</text:span><text:span text:style-name="T6">杀</text:span><text:span text:style-name="T2">手组成的部队也配合了这一出，及时地对当地居民进行了“警告”。</text:span></text:p>
      <text:p text:style-name="P2"><text:span text:style-name="T2">但是还是有人敢说话。希沙姆-高尔，橄榄山社区的区长直接了当地说：“我宁可以色列来统治。”一个富有的居民打电话给在加沙的朋友，询问巴解统治下的生活如何。她听得真真切切：“我只能告诉你去向真主祈祷，但愿以色列人不要抛弃你们。”因为“犹太人比巴勒斯坦人更有人情味儿”。一个居住在耶路撒冷南郊村庄Sur Bahir的居民哈姆丹公开反对以方试图把耶路撒冷交给巴方管理的打算。“33年间我们一直是以色列的一部分，但是却不能象真正的以色列人一样受到应有的保卫。”在一年中，他收集到了12000个签名（在20万的阿拉伯居民当中）。“我们不愿接受任人鱼肉的命运。”哈姆丹表达了Sur Bahir村保留在以色列国境内的愿望，并认为大多数人“都唾弃阿拉法特罪恶而腐败的统治。看看他在约旦和黎巴嫩干了什么，现在又到了西岸和加沙。他给他所为之献身的人民带来的是一场场的灾难。”</text:span></text:p>
      <text:p text:style-name="P2"><text:span text:style-name="T2">加利利三角。对以色列的好感并不限于耶路撒冷。当艾里尔-沙龙，以色列总理在2004年2月放出试探气球，表示可以考</text:span><text:span text:style-name="T6">虑</text:span><text:span text:style-name="T2">把加利利三角交给巴方时，传来的反应十分强烈。一如马哈莫德-马哈加纳，25岁的青年对法国新闻媒体说的，“亚西尔-阿拉法特是一个政治怪物，而不是值得人们尊敬的政治家。没人想在他的统治下生活。我为以色列尽了义务，我是以色列足球协会的成员。为什么他们要把我赶出去？这是合法的吗？这是合理的吗？”一个居民引用当地土话，说“以色列的地狱胜过巴勒斯坦的天堂”。22岁的舒哈萨德对此做了注解：“现在在这里我们可以无拘无束地发表看法，而且想干什么就干什么---因为你不危害以色列的安全。在那边，只说一议论阿拉法特的老婆，你就会被抓起来打个半死。”另一个年轻人，29岁的伊萨姆-阿布-阿鲁则换了一种说法，称“沙龙先生想要我们加入另一个国家，那里没有议会，没有正派出身的警察，也没有一所象样的大学。我们在西岸都有亲戚，但我们宁可活在以色列的统治下。”</text:span></text:p>
      <text:p text:style-name="P2"><text:span text:style-name="T2">进入Umm al-Fahm，以色列最大的穆斯林城镇，映入眼帘的是巨大的伊斯兰运动组织的绿旗，以及反对以色列统治耶路撒冷的标语。但是伊斯兰运动的领导人，市长阿尔-拉曼却说了一番意味深长的话。他说：“尽管阿拉伯公民要面对许多不公平和偏见，以色列这个国家还是有正义的，</text:span><text:span text:style-name="T6">远</text:span><text:span text:style-name="T2">比其他阿拉伯国家好。”</text:span></text:p>
      <text:p text:style-name="P2"><text:span text:style-name="T2">经2001年5月的调查，以色列的阿拉伯人口中的百分之70，都不认同将加利利三角交还巴勒斯坦的考</text:span><text:span text:style-name="T6">虑</text:span><text:span text:style-name="T2">。到2004年2月，根据海法的阿拉伯社会研究中心结果，这个数字已经猛增到了百分之90------在巴勒斯坦人实行了他们对西岸和加沙的主权之后。另一惊人的数字显示：在三角地的阿拉伯人中有百分之73声称他们将用一切手段来阻止边界变更。在这些人当中，有百分之43的人声称以色列是他们的家园，另外百分之33声称他们喜欢以色列的生活水准。以致于沙龙很快打消了这一念头。</text:span></text:p>
      <text:p text:style-name="P2"><text:span text:style-name="T2">2004年稍后的争端是围绕以色列的安全墙问题。当许多阿拉伯人面临生活在哪一边的选择时，他们如阿姆德-加布林一样，留在了这边。他没有任何</text:span><text:span text:style-name="T6">迟</text:span><text:span text:style-name="T2">疑。“我们和以色列当局斗争，为的就是要他们改变墙的走向，使我们能留在以色列。我们在以色列有许多关系，为什么要去那边。”他的亲人希沙姆加布林补充说：“我们是以色列的一部分了，我们永</text:span><text:span text:style-name="T6">远</text:span><text:span text:style-name="T2">也不想成为巴勒斯坦人。我们将永</text:span><text:span text:style-name="T6">远</text:span><text:span text:style-name="T2">生活在以色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